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48.76pt"/>
    </style:style>
    <style:style style:name="co4" style:family="table-column">
      <style:table-column-properties fo:break-before="auto" style:column-width="55.5pt"/>
    </style:style>
    <style:style style:name="co5" style:family="table-column">
      <style:table-column-properties fo:break-before="auto" style:column-width="50.85pt"/>
    </style:style>
    <style:style style:name="co6" style:family="table-column">
      <style:table-column-properties fo:break-before="auto" style:column-width="49.61pt"/>
    </style:style>
    <style:style style:name="co7" style:family="table-column">
      <style:table-column-properties fo:break-before="auto" style:column-width="51pt"/>
    </style:style>
    <style:style style:name="co8" style:family="table-column">
      <style:table-column-properties fo:break-before="auto" style:column-width="44.05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50.26pt"/>
    </style:style>
    <style:style style:name="co11" style:family="table-column">
      <style:table-column-properties fo:break-before="auto" style:column-width="43.51pt"/>
    </style:style>
    <style:style style:name="co12" style:family="table-column">
      <style:table-column-properties fo:break-before="auto" style:column-width="57pt"/>
    </style:style>
    <style:style style:name="co13" style:family="table-column">
      <style:table-column-properties fo:break-before="auto" style:column-width="54.6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51.76pt"/>
    </style:style>
    <style:style style:name="co16" style:family="table-column">
      <style:table-column-properties fo:break-before="auto" style:column-width="44.25pt"/>
    </style:style>
    <style:style style:name="co17" style:family="table-column">
      <style:table-column-properties fo:break-before="auto" style:column-width="45.75pt"/>
    </style:style>
    <style:style style:name="co19" style:family="table-column">
      <style:table-column-properties fo:break-before="auto" style:column-width="48.39pt"/>
    </style:style>
    <style:style style:name="co21" style:family="table-column">
      <style:table-column-properties fo:break-before="auto" style:column-width="43.4pt"/>
    </style:style>
    <style:style style:name="co22" style:family="table-column">
      <style:table-column-properties fo:break-before="auto" style:column-width="90pt"/>
    </style:style>
    <style:style style:name="co23" style:family="table-column">
      <style:table-column-properties fo:break-before="auto" style:column-width="94.34pt"/>
    </style:style>
    <style:style style:name="co24" style:family="table-column">
      <style:table-column-properties fo:break-before="auto" style:column-width="101.79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35.49pt" fo:break-before="auto" style:use-optimal-row-height="true"/>
    </style:style>
    <style:style style:name="ro6" style:family="table-row">
      <style:table-row-properties style:row-height="12.64pt" fo:break-before="auto" style:use-optimal-row-height="true"/>
    </style:style>
    <style:style style:name="ro7" style:family="table-row">
      <style:table-row-properties style:row-height="12.25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Loading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fo:color="#ff3333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wrap-option="wrap" style:vertical-align="bottom"/>
      <style:text-properties fo:color="#6666ff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36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35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35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35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pt"/>
      <style:text-properties fo:color="#c5000b" fo:font-weight="bold" style:font-weight-asian="bold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ext-properties fo:color="#c5000b" fo:font-weight="bold" style:font-weight-asian="bold" style:font-weight-complex="bold"/>
    </style:style>
    <style:style style:name="ce46" style:family="table-cell" style:parent-style-name="Default" style:data-style-name="N2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2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vertical-align="middle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3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0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4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ext-properties fo:color="#c5000b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ext-properties fo:color="#999999" fo:font-weight="bold" style:font-weight-asian="bold" style:font-weight-complex="bold"/>
    </style:style>
    <style:style style:name="ce60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37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37">
      <style:table-cell-properties style:text-align-source="fix" style:repeat-content="false" fo:background-color="transparent" fo:wrap-option="wrap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37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37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6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  <style:text-properties fo:color="#6666ff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oading" table:style-name="ta3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4" table:number-columns-repeated="5" table:default-cell-style-name="Default"/>
        <table:table-column table:style-name="co22" table:number-columns-repeated="229" table:default-cell-style-name="Default"/>
        <table:table-row table:style-name="ro2">
          <table:table-cell table:style-name="ce5" office:value-type="string" calcext:value-type="string" table:number-columns-spanned="6" table:number-rows-spanned="1">
            <text:p>Rotor Disc Loading Calculator (Setup for Ehang 184 analysis)</text:p>
          </table:table-cell>
          <table:covered-table-cell table:number-columns-repeated="5"/>
          <table:table-cell table:number-columns-repeated="248"/>
        </table:table-row>
        <table:table-row table:style-name="ro3">
          <table:table-cell table:style-name="ce7" office:value-type="string" calcext:value-type="string" table:number-columns-spanned="5" table:number-rows-spanned="1">
            <text:p>Created by Peter McCloud (McCloud Aero Corp.)</text:p>
          </table:table-cell>
          <table:covered-table-cell table:number-columns-repeated="4"/>
          <table:table-cell table:number-columns-repeated="2"/>
          <table:table-cell table:style-name="ce41" office:value-type="string" calcext:value-type="string">
            <text:p>Total Weight</text:p>
          </table:table-cell>
          <table:table-cell table:style-name="ce45" office:value-type="float" office:value="660" calcext:value-type="float">
            <text:p>660</text:p>
          </table:table-cell>
          <table:table-cell table:style-name="ce45" office:value-type="string" calcext:value-type="string">
            <text:p>lbs</text:p>
          </table:table-cell>
          <table:table-cell/>
          <table:table-cell table:style-name="ce42" office:value-type="string" calcext:value-type="string">
            <text:p>Air Density</text:p>
          </table:table-cell>
          <table:table-cell table:style-name="ce49" office:value-type="float" office:value="1.225" calcext:value-type="float">
            <text:p>1.225</text:p>
          </table:table-cell>
          <table:table-cell table:style-name="ce49" office:value-type="string" calcext:value-type="string">
            <text:p>kg/m3</text:p>
          </table:table-cell>
          <table:table-cell table:number-columns-repeated="240"/>
        </table:table-row>
        <table:table-row table:style-name="ro3">
          <table:table-cell table:style-name="ce8" office:value-type="string" calcext:value-type="string" table:number-columns-spanned="5" table:number-rows-spanned="1">
            <text:p><text:a xlink:href="http://mccloudaero.com/" xlink:type="simple">http://mccloudaero.com</text:a></text:p>
          </table:table-cell>
          <table:covered-table-cell table:number-columns-repeated="4"/>
          <table:table-cell table:number-columns-repeated="3"/>
          <table:table-cell table:style-name="ce46" table:formula="of:=[.I2]*0.453592" office:value-type="float" office:value="299.37072" calcext:value-type="float">
            <text:p>299.37</text:p>
          </table:table-cell>
          <table:table-cell table:style-name="ce51" office:value-type="string" calcext:value-type="string">
            <text:p>kg</text:p>
          </table:table-cell>
          <table:table-cell/>
          <table:table-cell table:style-name="ce54" table:number-columns-repeated="3"/>
          <table:table-cell table:number-columns-repeated="240"/>
        </table:table-row>
        <table:table-row table:style-name="ro3">
          <table:table-cell table:style-name="ce8" table:number-columns-spanned="5" table:number-rows-spanned="1"/>
          <table:covered-table-cell table:number-columns-repeated="4"/>
          <table:table-cell table:number-columns-repeated="2"/>
          <table:table-cell table:style-name="ce42" office:value-type="string" calcext:value-type="string">
            <text:p># of Rotors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/>
          <table:table-cell table:style-name="ce54" table:number-columns-repeated="3"/>
          <table:table-cell table:number-columns-repeated="240"/>
        </table:table-row>
        <table:table-row table:style-name="ro3">
          <table:table-cell table:style-name="ce9" office:value-type="string" calcext:value-type="string" table:number-columns-spanned="5" table:number-rows-spanned="1">
            <text:p>Values in RED are input values</text:p>
          </table:table-cell>
          <table:covered-table-cell table:number-columns-repeated="4"/>
          <table:table-cell table:number-columns-repeated="2"/>
          <table:table-cell table:style-name="ce43" office:value-type="string" calcext:value-type="string">
            <text:p>Weight per Rotor</text:p>
          </table:table-cell>
          <table:table-cell table:style-name="ce47" table:formula="of:=[.I2]/[.I4]" office:value-type="float" office:value="82.5" calcext:value-type="float">
            <text:p>82.5</text:p>
          </table:table-cell>
          <table:table-cell table:style-name="ce47" office:value-type="string" calcext:value-type="string">
            <text:p>lbs</text:p>
          </table:table-cell>
          <table:table-cell/>
          <table:table-cell table:style-name="ce42" office:value-type="string" calcext:value-type="string">
            <text:p>Airfoil Properties:</text:p>
          </table:table-cell>
          <table:table-cell table:style-name="ce56"/>
          <table:table-cell table:style-name="ce54"/>
          <table:table-cell table:number-columns-repeated="240"/>
        </table:table-row>
        <table:table-row table:style-name="ro3">
          <table:table-cell table:style-name="ce10" office:value-type="string" calcext:value-type="string" table:number-columns-spanned="5" table:number-rows-spanned="1">
            <text:p>Output Values are Total Power and Torque in Blue</text:p>
          </table:table-cell>
          <table:covered-table-cell table:number-columns-repeated="4"/>
          <table:table-cell table:number-columns-repeated="3"/>
          <table:table-cell table:style-name="ce46" table:formula="of:=[.I5]*0.453592" office:value-type="float" office:value="37.42134" calcext:value-type="float">
            <text:p>37.42</text:p>
          </table:table-cell>
          <table:table-cell table:style-name="ce51" office:value-type="string" calcext:value-type="string">
            <text:p>kg</text:p>
          </table:table-cell>
          <table:table-cell/>
          <table:table-cell table:style-name="ce42" office:value-type="string" calcext:value-type="string">
            <text:p>Cd</text:p>
          </table:table-cell>
          <table:table-cell table:style-name="ce49" office:value-type="float" office:value="0.01" calcext:value-type="float">
            <text:p>0.01</text:p>
          </table:table-cell>
          <table:table-cell table:style-name="ce45"/>
          <table:table-cell table:number-columns-repeated="240"/>
        </table:table-row>
        <table:table-row table:style-name="ro3">
          <table:table-cell table:style-name="ce11" table:number-columns-spanned="5" table:number-rows-spanned="1"/>
          <table:covered-table-cell table:number-columns-repeated="4"/>
          <table:table-cell table:number-columns-repeated="2"/>
          <table:table-cell table:style-name="ce43" office:value-type="string" calcext:value-type="string">
            <text:p>Thrust per Rotor</text:p>
          </table:table-cell>
          <table:table-cell table:style-name="ce48" table:formula="of:=[.I6]*9.8" office:value-type="float" office:value="366.729132" calcext:value-type="float">
            <text:p>366.73</text:p>
          </table:table-cell>
          <table:table-cell table:style-name="ce47" office:value-type="string" calcext:value-type="string">
            <text:p>N</text:p>
          </table:table-cell>
          <table:table-cell/>
          <table:table-cell table:style-name="ce42" office:value-type="string" calcext:value-type="string">
            <text:p># of blades</text:p>
          </table:table-cell>
          <table:table-cell table:style-name="ce57" office:value-type="float" office:value="2" calcext:value-type="float">
            <text:p>2</text:p>
          </table:table-cell>
          <table:table-cell table:style-name="ce45"/>
          <table:table-cell table:number-columns-repeated="240"/>
        </table:table-row>
        <table:table-row table:style-name="ro3">
          <table:table-cell table:style-name="ce8" table:number-columns-spanned="5" table:number-rows-spanned="1"/>
          <table:covered-table-cell table:number-columns-repeated="4"/>
          <table:table-cell table:number-columns-repeated="6"/>
          <table:table-cell table:style-name="ce55" office:value-type="string" calcext:value-type="string">
            <text:p>chord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in</text:p>
          </table:table-cell>
          <table:table-cell table:number-columns-repeated="240"/>
        </table:table-row>
        <table:table-row table:style-name="ro3">
          <table:table-cell table:style-name="ce8" table:number-columns-spanned="5" table:number-rows-spanned="1"/>
          <table:covered-table-cell table:number-columns-repeated="4"/>
          <table:table-cell table:number-columns-repeated="2"/>
          <table:table-cell table:style-name="ce42" office:value-type="string" calcext:value-type="string">
            <text:p>Rotor RPM</text:p>
          </table:table-cell>
          <table:table-cell table:style-name="ce49" office:value-type="float" office:value="2500" calcext:value-type="float">
            <text:p>2500</text:p>
          </table:table-cell>
          <table:table-cell table:number-columns-repeated="3"/>
          <table:table-cell table:style-name="ce59" table:formula="of:=[.M8]*0.0254" office:value-type="float" office:value="0.127" calcext:value-type="float">
            <text:p>0.127</text:p>
          </table:table-cell>
          <table:table-cell table:style-name="ce59" office:value-type="string" calcext:value-type="string">
            <text:p>m</text:p>
          </table:table-cell>
          <table:table-cell table:number-columns-repeated="240"/>
        </table:table-row>
        <table:table-row table:style-name="ro3">
          <table:table-cell table:style-name="ce8" table:number-columns-spanned="5" table:number-rows-spanned="1"/>
          <table:covered-table-cell table:number-columns-repeated="4"/>
          <table:table-cell table:number-columns-repeated="2"/>
          <table:table-cell table:style-name="ce44" office:value-type="string" calcext:value-type="string">
            <text:p>Omega</text:p>
          </table:table-cell>
          <table:table-cell table:style-name="ce50" table:formula="of:=(([.I9]*2)*PI())/60" office:value-type="float" office:value="261.799387799149" calcext:value-type="float">
            <text:p>262</text:p>
          </table:table-cell>
          <table:table-cell table:style-name="ce52" office:value-type="string" calcext:value-type="string">
            <text:p>rad/s</text:p>
          </table:table-cell>
          <table:table-cell table:number-columns-repeated="244"/>
        </table:table-row>
        <table:table-row table:style-name="ro3">
          <table:table-cell table:number-columns-repeated="254"/>
        </table:table-row>
        <table:table-row table:style-name="ro3">
          <table:table-cell table:style-name="ce12" office:value-type="string" calcext:value-type="string">
            <text:p>Per Rotor Properties (Imperial Units):</text:p>
          </table:table-cell>
          <table:table-cell table:number-columns-repeated="16"/>
          <table:table-cell table:style-name="ce12" office:value-type="string" calcext:value-type="string">
            <text:p>Total Properties (Imperial Units):</text:p>
          </table:table-cell>
          <table:table-cell table:number-columns-repeated="236"/>
        </table:table-row>
        <table:table-row table:style-name="ro5">
          <table:table-cell table:style-name="ce13" office:value-type="string" calcext:value-type="string">
            <text:p>Diameter (in)</text:p>
          </table:table-cell>
          <table:table-cell table:style-name="ce13" office:value-type="string" calcext:value-type="string">
            <text:p>Area (in2)</text:p>
          </table:table-cell>
          <table:table-cell table:style-name="ce17" office:value-type="string" calcext:value-type="string">
            <text:p>Induced Velocity (ft/s)</text:p>
          </table:table-cell>
          <table:table-cell table:style-name="ce13" office:value-type="string" calcext:value-type="string">
            <text:p>Total Airflow (CFM)</text:p>
          </table:table-cell>
          <table:table-cell table:style-name="ce17" office:value-type="string" calcext:value-type="string">
            <text:p>Induced Power (Hp)</text:p>
          </table:table-cell>
          <table:table-cell table:style-name="ce17" office:value-type="string" calcext:value-type="string">
            <text:p>Vtip (ft/s)</text:p>
          </table:table-cell>
          <table:table-cell table:style-name="ce17" office:value-type="string" calcext:value-type="string">
            <text:p>CT</text:p>
          </table:table-cell>
          <table:table-cell table:style-name="ce17" office:value-type="string" calcext:value-type="string">
            <text:p>Tip Loss Factor</text:p>
          </table:table-cell>
          <table:table-cell table:style-name="ce17" office:value-type="string" calcext:value-type="string">
            <text:p>Induced Power (Hp)</text:p>
          </table:table-cell>
          <table:table-cell table:style-name="ce17" office:value-type="string" calcext:value-type="string">
            <text:p>Solidity</text:p>
          </table:table-cell>
          <table:table-cell table:style-name="ce17" office:value-type="string" calcext:value-type="string">
            <text:p>Profile Drag (Hp)</text:p>
          </table:table-cell>
          <table:table-cell table:style-name="ce17" office:value-type="string" calcext:value-type="string">
            <text:p>Total Power (Hp)</text:p>
          </table:table-cell>
          <table:table-cell table:style-name="ce17" office:value-type="string" calcext:value-type="string">
            <text:p>Torque (ft-lbs)</text:p>
          </table:table-cell>
          <table:table-cell table:style-name="ce17" office:value-type="string" calcext:value-type="string">
            <text:p>DL (lb/ft2)</text:p>
          </table:table-cell>
          <table:table-cell table:style-name="ce17" office:value-type="string" calcext:value-type="string">
            <text:p>PL (lb/HP)</text:p>
          </table:table-cell>
          <table:table-cell table:style-name="ce13" office:value-type="string" calcext:value-type="string">
            <text:p>FM</text:p>
          </table:table-cell>
          <table:table-cell/>
          <table:table-cell table:style-name="ce17" office:value-type="string" calcext:value-type="string">
            <text:p>Total Power (Hp)</text:p>
          </table:table-cell>
          <table:table-cell table:style-name="ce17" office:value-type="string" calcext:value-type="string">
            <text:p>Torque (ft-lbs)</text:p>
          </table:table-cell>
          <table:table-cell table:number-columns-repeated="235"/>
        </table:table-row>
        <table:table-row table:style-name="ro4">
          <table:table-cell table:style-name="ce14" office:value-type="float" office:value="50" calcext:value-type="float">
            <text:p>50</text:p>
          </table:table-cell>
          <table:table-cell table:style-name="ce20" table:formula="of:=PI()*(([.A14]/2)^2)" office:value-type="float" office:value="1963.49540849362" calcext:value-type="float">
            <text:p>1,963</text:p>
          </table:table-cell>
          <table:table-cell table:style-name="ce25" table:formula="of:=[.C29]/0.0254/12" office:value-type="float" office:value="35.6636705095626" calcext:value-type="float">
            <text:p>35.66</text:p>
          </table:table-cell>
          <table:table-cell table:style-name="ce20" table:formula="of:=([.D29]*35.3147)*60" office:value-type="float" office:value="29177.2997014651" calcext:value-type="float">
            <text:p>29,177</text:p>
          </table:table-cell>
          <table:table-cell table:style-name="ce18" table:formula="of:=([.E29]*0.00134102209)*1000" office:value-type="float" office:value="5.34591862672644" calcext:value-type="float">
            <text:p>5.35</text:p>
          </table:table-cell>
          <table:table-cell table:style-name="ce32" table:formula="of:=[.F29]/0.0254/12" office:value-type="float" office:value="545.415391248228" calcext:value-type="float">
            <text:p>545</text:p>
          </table:table-cell>
          <table:table-cell table:style-name="ce38" table:formula="of:=[.$I$7]/((((PI()/4)*([.A29]^2))*[.$M$2])*([.F29]^2))" office:value-type="float" office:value="0.00855120454101242" calcext:value-type="float">
            <text:p>0.009</text:p>
          </table:table-cell>
          <table:table-cell table:style-name="ce18" table:formula="of:=1-(SQRT((2*[.G14]))/[.$M$7])" office:value-type="float" office:value="0.93461191033142" calcext:value-type="float">
            <text:p>0.93</text:p>
          </table:table-cell>
          <table:table-cell table:style-name="ce18" table:formula="of:=([.I29]*0.00134102209)*1000" office:value-type="float" office:value="5.71993419689113" calcext:value-type="float">
            <text:p>5.72</text:p>
          </table:table-cell>
          <table:table-cell table:style-name="ce29" table:formula="of:=(([.$M$7]*[.$M$8])*([.A14]/2))/[.B14]" office:value-type="float" office:value="0.127323954473516" calcext:value-type="float">
            <text:p>0.13</text:p>
          </table:table-cell>
          <table:table-cell table:style-name="ce18" table:formula="of:=([.K29]*0.00134102209)*1000" office:value-type="float" office:value="1.5216561698238" calcext:value-type="float">
            <text:p>1.52</text:p>
          </table:table-cell>
          <table:table-cell table:style-name="ce18" table:formula="of:=([.L29]*0.00134102209)*1000" office:value-type="float" office:value="7.24159036671493" calcext:value-type="float">
            <text:p>7.24</text:p>
          </table:table-cell>
          <table:table-cell table:style-name="ce18" table:formula="of:=[.M29]*8.85075/12" office:value-type="float" office:value="15.2134679454156" calcext:value-type="float">
            <text:p>15.21</text:p>
          </table:table-cell>
          <table:table-cell table:style-name="ce23" table:formula="of:=[.$I$5]/([.B14]/144)" office:value-type="float" office:value="6.05043431658149" calcext:value-type="float">
            <text:p>6.05</text:p>
          </table:table-cell>
          <table:table-cell table:style-name="ce23" table:formula="of:=[.$I$5]/[.L14]" office:value-type="float" office:value="11.3925250976914" calcext:value-type="float">
            <text:p>11.39</text:p>
          </table:table-cell>
          <table:table-cell table:style-name="ce61" table:formula="of:=[.E29]/[.L29]" office:value-type="percentage" office:value="0.738224389396325" calcext:value-type="percentage">
            <text:p>73.8%</text:p>
          </table:table-cell>
          <table:table-cell/>
          <table:table-cell table:style-name="ce66" table:formula="of:=[.L14]*[.$I$4]" office:value-type="float" office:value="57.9327229337194" calcext:value-type="float">
            <text:p>57.93</text:p>
          </table:table-cell>
          <table:table-cell table:style-name="ce66" table:formula="of:=[.M14]*[.$I$4]" office:value-type="float" office:value="121.707743563325" calcext:value-type="float">
            <text:p>121.71</text:p>
          </table:table-cell>
          <table:table-cell table:number-columns-repeated="235"/>
        </table:table-row>
        <table:table-row table:style-name="ro4">
          <table:table-cell table:style-name="ce14" office:value-type="float" office:value="51" calcext:value-type="float">
            <text:p>51</text:p>
          </table:table-cell>
          <table:table-cell table:style-name="ce20" table:formula="of:=PI()*(([.A15]/2)^2)" office:value-type="float" office:value="2042.82062299676" calcext:value-type="float">
            <text:p>2,043</text:p>
          </table:table-cell>
          <table:table-cell table:style-name="ce25" table:formula="of:=[.C30]/0.0254/12" office:value-type="float" office:value="34.9643828525123" calcext:value-type="float">
            <text:p>34.96</text:p>
          </table:table-cell>
          <table:table-cell table:style-name="ce20" table:formula="of:=([.D30]*35.3147)*60" office:value-type="float" office:value="29760.8456954944" calcext:value-type="float">
            <text:p>29,761</text:p>
          </table:table-cell>
          <table:table-cell table:style-name="ce18" table:formula="of:=([.E30]*0.00134102209)*1000" office:value-type="float" office:value="5.24109669286906" calcext:value-type="float">
            <text:p>5.24</text:p>
          </table:table-cell>
          <table:table-cell table:style-name="ce32" table:formula="of:=[.F30]/0.0254/12" office:value-type="float" office:value="556.323699073193" calcext:value-type="float">
            <text:p>556</text:p>
          </table:table-cell>
          <table:table-cell table:style-name="ce38" table:formula="of:=[.$I$7]/((((PI()/4)*([.A30]^2))*[.$M$2])*([.F30]^2))" office:value-type="float" office:value="0.00789999120223148" calcext:value-type="float">
            <text:p>0.008</text:p>
          </table:table-cell>
          <table:table-cell table:style-name="ce18" table:formula="of:=1-(SQRT((2*[.G15]))/[.$M$7])" office:value-type="float" office:value="0.937151009545771" calcext:value-type="float">
            <text:p>0.94</text:p>
          </table:table-cell>
          <table:table-cell table:style-name="ce18" table:formula="of:=([.I30]*0.00134102209)*1000" office:value-type="float" office:value="5.59258501509737" calcext:value-type="float">
            <text:p>5.59</text:p>
          </table:table-cell>
          <table:table-cell table:style-name="ce29" table:formula="of:=(([.$M$7]*[.$M$8])*([.A15]/2))/[.B15]" office:value-type="float" office:value="0.124827406346585" calcext:value-type="float">
            <text:p>0.12</text:p>
          </table:table-cell>
          <table:table-cell table:style-name="ce18" table:formula="of:=([.K30]*0.00134102209)*1000" office:value-type="float" office:value="1.6470895746797" calcext:value-type="float">
            <text:p>1.65</text:p>
          </table:table-cell>
          <table:table-cell table:style-name="ce18" table:formula="of:=([.L30]*0.00134102209)*1000" office:value-type="float" office:value="7.23967458977708" calcext:value-type="float">
            <text:p>7.24</text:p>
          </table:table-cell>
          <table:table-cell table:style-name="ce18" table:formula="of:=[.M30]*8.85075/12" office:value-type="float" office:value="15.2094431926253" calcext:value-type="float">
            <text:p>15.21</text:p>
          </table:table-cell>
          <table:table-cell table:style-name="ce23" table:formula="of:=[.$I$5]/([.B15]/144)" office:value-type="float" office:value="5.81548857802912" calcext:value-type="float">
            <text:p>5.82</text:p>
          </table:table-cell>
          <table:table-cell table:style-name="ce23" table:formula="of:=[.$I$5]/[.L15]" office:value-type="float" office:value="11.3955398101036" calcext:value-type="float">
            <text:p>11.40</text:p>
          </table:table-cell>
          <table:table-cell table:style-name="ce61" table:formula="of:=[.E30]/[.L30]" office:value-type="percentage" office:value="0.723940921359898" calcext:value-type="percentage">
            <text:p>72.4%</text:p>
          </table:table-cell>
          <table:table-cell/>
          <table:table-cell table:style-name="ce66" table:formula="of:=[.L15]*[.$I$4]" office:value-type="float" office:value="57.9173967182166" calcext:value-type="float">
            <text:p>57.92</text:p>
          </table:table-cell>
          <table:table-cell table:style-name="ce66" table:formula="of:=[.M15]*[.$I$4]" office:value-type="float" office:value="121.675545541003" calcext:value-type="float">
            <text:p>121.68</text:p>
          </table:table-cell>
          <table:table-cell table:number-columns-repeated="235"/>
        </table:table-row>
        <table:table-row table:style-name="ro4">
          <table:table-cell table:style-name="ce14" office:value-type="float" office:value="52" calcext:value-type="float">
            <text:p>52</text:p>
          </table:table-cell>
          <table:table-cell table:style-name="ce20" table:formula="of:=PI()*(([.A16]/2)^2)" office:value-type="float" office:value="2123.7166338267" calcext:value-type="float">
            <text:p>2,124</text:p>
          </table:table-cell>
          <table:table-cell table:style-name="ce25" table:formula="of:=[.C31]/0.0254/12" office:value-type="float" office:value="34.2919908745794" calcext:value-type="float">
            <text:p>34.29</text:p>
          </table:table-cell>
          <table:table-cell table:style-name="ce20" table:formula="of:=([.D31]*35.3147)*60" office:value-type="float" office:value="30344.3916895237" calcext:value-type="float">
            <text:p>30,344</text:p>
          </table:table-cell>
          <table:table-cell table:style-name="ce18" table:formula="of:=([.E31]*0.00134102209)*1000" office:value-type="float" office:value="5.14030637185234" calcext:value-type="float">
            <text:p>5.14</text:p>
          </table:table-cell>
          <table:table-cell table:style-name="ce32" table:formula="of:=[.F31]/0.0254/12" office:value-type="float" office:value="567.232006898157" calcext:value-type="float">
            <text:p>567</text:p>
          </table:table-cell>
          <table:table-cell table:style-name="ce38" table:formula="of:=[.$I$7]/((((PI()/4)*([.A31]^2))*[.$M$2])*([.F31]^2))" office:value-type="float" office:value="0.00730960548000983" calcext:value-type="float">
            <text:p>0.007</text:p>
          </table:table-cell>
          <table:table-cell table:style-name="ce18" table:formula="of:=1-(SQRT((2*[.G16]))/[.$M$7])" office:value-type="float" office:value="0.939545035439553" calcext:value-type="float">
            <text:p>0.94</text:p>
          </table:table-cell>
          <table:table-cell table:style-name="ce18" table:formula="of:=([.I31]*0.00134102209)*1000" office:value-type="float" office:value="5.47105905301019" calcext:value-type="float">
            <text:p>5.47</text:p>
          </table:table-cell>
          <table:table-cell table:style-name="ce29" table:formula="of:=(([.$M$7]*[.$M$8])*([.A16]/2))/[.B16]" office:value-type="float" office:value="0.122426879301458" calcext:value-type="float">
            <text:p>0.12</text:p>
          </table:table-cell>
          <table:table-cell table:style-name="ce18" table:formula="of:=([.K31]*0.00134102209)*1000" office:value-type="float" office:value="1.78012249564519" calcext:value-type="float">
            <text:p>1.78</text:p>
          </table:table-cell>
          <table:table-cell table:style-name="ce18" table:formula="of:=([.L31]*0.00134102209)*1000" office:value-type="float" office:value="7.25118154865537" calcext:value-type="float">
            <text:p>7.25</text:p>
          </table:table-cell>
          <table:table-cell table:style-name="ce18" table:formula="of:=[.M31]*8.85075/12" office:value-type="float" office:value="15.2336175440011" calcext:value-type="float">
            <text:p>15.23</text:p>
          </table:table-cell>
          <table:table-cell table:style-name="ce23" table:formula="of:=[.$I$5]/([.B16]/144)" office:value-type="float" office:value="5.59396663885123" calcext:value-type="float">
            <text:p>5.59</text:p>
          </table:table-cell>
          <table:table-cell table:style-name="ce23" table:formula="of:=[.$I$5]/[.L16]" office:value-type="float" office:value="11.3774561354485" calcext:value-type="float">
            <text:p>11.38</text:p>
          </table:table-cell>
          <table:table-cell table:style-name="ce61" table:formula="of:=[.E31]/[.L31]" office:value-type="percentage" office:value="0.708892245678987" calcext:value-type="percentage">
            <text:p>70.9%</text:p>
          </table:table-cell>
          <table:table-cell/>
          <table:table-cell table:style-name="ce66" table:formula="of:=[.L16]*[.$I$4]" office:value-type="float" office:value="58.009452389243" calcext:value-type="float">
            <text:p>58.01</text:p>
          </table:table-cell>
          <table:table-cell table:style-name="ce66" table:formula="of:=[.M16]*[.$I$4]" office:value-type="float" office:value="121.868940352008" calcext:value-type="float">
            <text:p>121.87</text:p>
          </table:table-cell>
          <table:table-cell table:number-columns-repeated="235"/>
        </table:table-row>
        <table:table-row table:style-name="ro4">
          <table:table-cell table:style-name="ce14" office:value-type="float" office:value="53" calcext:value-type="float">
            <text:p>53</text:p>
          </table:table-cell>
          <table:table-cell table:style-name="ce20" table:formula="of:=PI()*(([.A17]/2)^2)" office:value-type="float" office:value="2206.18344098343" calcext:value-type="float">
            <text:p>2,206</text:p>
          </table:table-cell>
          <table:table-cell table:style-name="ce25" table:formula="of:=[.C32]/0.0254/12" office:value-type="float" office:value="33.6449721788326" calcext:value-type="float">
            <text:p>33.64</text:p>
          </table:table-cell>
          <table:table-cell table:style-name="ce20" table:formula="of:=([.D32]*35.3147)*60" office:value-type="float" office:value="30927.937683553" calcext:value-type="float">
            <text:p>30,928</text:p>
          </table:table-cell>
          <table:table-cell table:style-name="ce18" table:formula="of:=([.E32]*0.00134102209)*1000" office:value-type="float" office:value="5.04331945917588" calcext:value-type="float">
            <text:p>5.04</text:p>
          </table:table-cell>
          <table:table-cell table:style-name="ce32" table:formula="of:=[.F32]/0.0254/12" office:value-type="float" office:value="578.140314723122" calcext:value-type="float">
            <text:p>578</text:p>
          </table:table-cell>
          <table:table-cell table:style-name="ce38" table:formula="of:=[.$I$7]/((((PI()/4)*([.A32]^2))*[.$M$2])*([.F32]^2))" office:value-type="float" office:value="0.00677335492998812" calcext:value-type="float">
            <text:p>0.007</text:p>
          </table:table-cell>
          <table:table-cell table:style-name="ce18" table:formula="of:=1-(SQRT((2*[.G17]))/[.$M$7])" office:value-type="float" office:value="0.941804832975632" calcext:value-type="float">
            <text:p>0.94</text:p>
          </table:table-cell>
          <table:table-cell table:style-name="ce18" table:formula="of:=([.I32]*0.00134102209)*1000" office:value-type="float" office:value="5.35495177195207" calcext:value-type="float">
            <text:p>5.35</text:p>
          </table:table-cell>
          <table:table-cell table:style-name="ce29" table:formula="of:=(([.$M$7]*[.$M$8])*([.A17]/2))/[.B17]" office:value-type="float" office:value="0.120116938182563" calcext:value-type="float">
            <text:p>0.12</text:p>
          </table:table-cell>
          <table:table-cell table:style-name="ce18" table:formula="of:=([.K32]*0.00134102209)*1000" office:value-type="float" office:value="1.92105585544439" calcext:value-type="float">
            <text:p>1.92</text:p>
          </table:table-cell>
          <table:table-cell table:style-name="ce18" table:formula="of:=([.L32]*0.00134102209)*1000" office:value-type="float" office:value="7.27600762739646" calcext:value-type="float">
            <text:p>7.28</text:p>
          </table:table-cell>
          <table:table-cell table:style-name="ce18" table:formula="of:=[.M32]*8.85075/12" office:value-type="float" office:value="15.2857733183561" calcext:value-type="float">
            <text:p>15.29</text:p>
          </table:table-cell>
          <table:table-cell table:style-name="ce23" table:formula="of:=[.$I$5]/([.B17]/144)" office:value-type="float" office:value="5.38486500229752" calcext:value-type="float">
            <text:p>5.38</text:p>
          </table:table-cell>
          <table:table-cell table:style-name="ce23" table:formula="of:=[.$I$5]/[.L17]" office:value-type="float" office:value="11.3386357223378" calcext:value-type="float">
            <text:p>11.34</text:p>
          </table:table-cell>
          <table:table-cell table:style-name="ce61" table:formula="of:=[.E32]/[.L32]" office:value-type="percentage" office:value="0.693143783987553" calcext:value-type="percentage">
            <text:p>69.3%</text:p>
          </table:table-cell>
          <table:table-cell/>
          <table:table-cell table:style-name="ce66" table:formula="of:=[.L17]*[.$I$4]" office:value-type="float" office:value="58.2080610191717" calcext:value-type="float">
            <text:p>58.21</text:p>
          </table:table-cell>
          <table:table-cell table:style-name="ce66" table:formula="of:=[.M17]*[.$I$4]" office:value-type="float" office:value="122.286186546849" calcext:value-type="float">
            <text:p>122.29</text:p>
          </table:table-cell>
          <table:table-cell table:number-columns-repeated="235"/>
        </table:table-row>
        <table:table-row table:style-name="ro4">
          <table:table-cell table:style-name="ce14" office:value-type="float" office:value="54" calcext:value-type="float">
            <text:p>54</text:p>
          </table:table-cell>
          <table:table-cell table:style-name="ce20" table:formula="of:=PI()*(([.A18]/2)^2)" office:value-type="float" office:value="2290.22104446696" calcext:value-type="float">
            <text:p>2,290</text:p>
          </table:table-cell>
          <table:table-cell table:style-name="ce25" table:formula="of:=[.C33]/0.0254/12" office:value-type="float" office:value="33.0219171384839" calcext:value-type="float">
            <text:p>33.02</text:p>
          </table:table-cell>
          <table:table-cell table:style-name="ce20" table:formula="of:=([.D33]*35.3147)*60" office:value-type="float" office:value="31511.4836775824" calcext:value-type="float">
            <text:p>31,511</text:p>
          </table:table-cell>
          <table:table-cell table:style-name="ce18" table:formula="of:=([.E33]*0.00134102209)*1000" office:value-type="float" office:value="4.94992465437633" calcext:value-type="float">
            <text:p>4.95</text:p>
          </table:table-cell>
          <table:table-cell table:style-name="ce32" table:formula="of:=[.F33]/0.0254/12" office:value-type="float" office:value="589.048622548086" calcext:value-type="float">
            <text:p>589</text:p>
          </table:table-cell>
          <table:table-cell table:style-name="ce38" table:formula="of:=[.$I$7]/((((PI()/4)*([.A33]^2))*[.$M$2])*([.F33]^2))" office:value-type="float" office:value="0.00628539061501272" calcext:value-type="float">
            <text:p>0.006</text:p>
          </table:table-cell>
          <table:table-cell table:style-name="ce18" table:formula="of:=1-(SQRT((2*[.G18]))/[.$M$7])" office:value-type="float" office:value="0.943940252341753" calcext:value-type="float">
            <text:p>0.94</text:p>
          </table:table-cell>
          <table:table-cell table:style-name="ce18" table:formula="of:=([.I33]*0.00134102209)*1000" office:value-type="float" office:value="5.2438961492493" calcext:value-type="float">
            <text:p>5.24</text:p>
          </table:table-cell>
          <table:table-cell table:style-name="ce29" table:formula="of:=(([.$M$7]*[.$M$8])*([.A18]/2))/[.B18]" office:value-type="float" office:value="0.117892550438441" calcext:value-type="float">
            <text:p>0.12</text:p>
          </table:table-cell>
          <table:table-cell table:style-name="ce18" table:formula="of:=([.K33]*0.00134102209)*1000" office:value-type="float" office:value="2.07019641996116" calcext:value-type="float">
            <text:p>2.07</text:p>
          </table:table-cell>
          <table:table-cell table:style-name="ce18" table:formula="of:=([.L33]*0.00134102209)*1000" office:value-type="float" office:value="7.31409256921047" calcext:value-type="float">
            <text:p>7.31</text:p>
          </table:table-cell>
          <table:table-cell table:style-name="ce18" table:formula="of:=[.M33]*8.85075/12" office:value-type="float" office:value="15.3657839254395" calcext:value-type="float">
            <text:p>15.37</text:p>
          </table:table-cell>
          <table:table-cell table:style-name="ce23" table:formula="of:=[.$I$5]/([.B18]/144)" office:value-type="float" office:value="5.1872722192914" calcext:value-type="float">
            <text:p>5.19</text:p>
          </table:table-cell>
          <table:table-cell table:style-name="ce23" table:formula="of:=[.$I$5]/[.L18]" office:value-type="float" office:value="11.279594730219" calcext:value-type="float">
            <text:p>11.28</text:p>
          </table:table-cell>
          <table:table-cell table:style-name="ce61" table:formula="of:=[.E33]/[.L33]" office:value-type="percentage" office:value="0.676765382381626" calcext:value-type="percentage">
            <text:p>67.7%</text:p>
          </table:table-cell>
          <table:table-cell/>
          <table:table-cell table:style-name="ce66" table:formula="of:=[.L18]*[.$I$4]" office:value-type="float" office:value="58.5127405536837" calcext:value-type="float">
            <text:p>58.51</text:p>
          </table:table-cell>
          <table:table-cell table:style-name="ce66" table:formula="of:=[.M18]*[.$I$4]" office:value-type="float" office:value="122.926271403516" calcext:value-type="float">
            <text:p>122.93</text:p>
          </table:table-cell>
          <table:table-cell table:number-columns-repeated="235"/>
        </table:table-row>
        <table:table-row table:style-name="ro3">
          <table:table-cell table:style-name="ce14" office:value-type="float" office:value="55" calcext:value-type="float">
            <text:p>55</text:p>
          </table:table-cell>
          <table:table-cell table:style-name="ce20" table:formula="of:=PI()*(([.A19]/2)^2)" office:value-type="float" office:value="2375.82944427728" calcext:value-type="float">
            <text:p>2,376</text:p>
          </table:table-cell>
          <table:table-cell table:style-name="ce25" table:formula="of:=[.C34]/0.0254/12" office:value-type="float" office:value="32.4215186450569" calcext:value-type="float">
            <text:p>32.42</text:p>
          </table:table-cell>
          <table:table-cell table:style-name="ce20" table:formula="of:=([.D34]*35.3147)*60" office:value-type="float" office:value="32095.0296716117" calcext:value-type="float">
            <text:p>32,095</text:p>
          </table:table-cell>
          <table:table-cell table:style-name="ce18" table:formula="of:=([.E34]*0.00134102209)*1000" office:value-type="float" office:value="4.85992602429676" calcext:value-type="float">
            <text:p>4.86</text:p>
          </table:table-cell>
          <table:table-cell table:style-name="ce32" table:formula="of:=[.F34]/0.0254/12" office:value-type="float" office:value="599.956930373051" calcext:value-type="float">
            <text:p>600</text:p>
          </table:table-cell>
          <table:table-cell table:style-name="ce38" table:formula="of:=[.$I$7]/((((PI()/4)*([.A34]^2))*[.$M$2])*([.F34]^2))" office:value-type="float" office:value="0.00584058776109037" calcext:value-type="float">
            <text:p>0.006</text:p>
          </table:table-cell>
          <table:table-cell table:style-name="ce18" table:formula="of:=1-(SQRT((2*[.G19]))/[.$M$7])" office:value-type="float" office:value="0.945960256472248" calcext:value-type="float">
            <text:p>0.95</text:p>
          </table:table-cell>
          <table:table-cell table:style-name="ce18" table:formula="of:=([.I34]*0.00134102209)*1000" office:value-type="float" office:value="5.13755836045458" calcext:value-type="float">
            <text:p>5.14</text:p>
          </table:table-cell>
          <table:table-cell table:style-name="ce29" table:formula="of:=(([.$M$7]*[.$M$8])*([.A19]/2))/[.B19]" office:value-type="float" office:value="0.115749049521378" calcext:value-type="float">
            <text:p>0.12</text:p>
          </table:table-cell>
          <table:table-cell table:style-name="ce18" table:formula="of:=([.K34]*0.00134102209)*1000" office:value-type="float" office:value="2.22785679823902" calcext:value-type="float">
            <text:p>2.23</text:p>
          </table:table-cell>
          <table:table-cell table:style-name="ce18" table:formula="of:=([.L34]*0.00134102209)*1000" office:value-type="float" office:value="7.36541515869361" calcext:value-type="float">
            <text:p>7.37</text:p>
          </table:table-cell>
          <table:table-cell table:style-name="ce18" table:formula="of:=[.M34]*8.85075/12" office:value-type="float" office:value="15.4736047949499" calcext:value-type="float">
            <text:p>15.47</text:p>
          </table:table-cell>
          <table:table-cell table:style-name="ce23" table:formula="of:=[.$I$5]/([.B19]/144)" office:value-type="float" office:value="5.00035893932355" calcext:value-type="float">
            <text:p>5.00</text:p>
          </table:table-cell>
          <table:table-cell table:style-name="ce23" table:formula="of:=[.$I$5]/[.L19]" office:value-type="float" office:value="11.2009979373156" calcext:value-type="float">
            <text:p>11.20</text:p>
          </table:table-cell>
          <table:table-cell table:style-name="ce61" table:formula="of:=[.E34]/[.L34]" office:value-type="percentage" office:value="0.659830562104901" calcext:value-type="percentage">
            <text:p>66.0%</text:p>
          </table:table-cell>
          <table:table-cell/>
          <table:table-cell table:style-name="ce66" table:formula="of:=[.L19]*[.$I$4]" office:value-type="float" office:value="58.9233212695489" calcext:value-type="float">
            <text:p>58.92</text:p>
          </table:table-cell>
          <table:table-cell table:style-name="ce66" table:formula="of:=[.M19]*[.$I$4]" office:value-type="float" office:value="123.7888383596" calcext:value-type="float">
            <text:p>123.79</text:p>
          </table:table-cell>
          <table:table-cell table:number-columns-repeated="235"/>
        </table:table-row>
        <table:table-row table:style-name="ro3">
          <table:table-cell table:style-name="ce15" office:value-type="float" office:value="56" calcext:value-type="float">
            <text:p>56</text:p>
          </table:table-cell>
          <table:table-cell table:style-name="ce21" table:formula="of:=PI()*(([.A20]/2)^2)" office:value-type="float" office:value="2463.0086404144" calcext:value-type="float">
            <text:p>2,463</text:p>
          </table:table-cell>
          <table:table-cell table:style-name="ce26" table:formula="of:=[.C35]/0.0254/12" office:value-type="float" office:value="31.8425629549666" calcext:value-type="float">
            <text:p>31.84</text:p>
          </table:table-cell>
          <table:table-cell table:style-name="ce21" table:formula="of:=([.D35]*35.3147)*60" office:value-type="float" office:value="32678.575665641" calcext:value-type="float">
            <text:p>32,679</text:p>
          </table:table-cell>
          <table:table-cell table:style-name="ce31" table:formula="of:=([.E35]*0.00134102209)*1000" office:value-type="float" office:value="4.77314163100575" calcext:value-type="float">
            <text:p>4.77</text:p>
          </table:table-cell>
          <table:table-cell table:style-name="ce33" table:formula="of:=[.F35]/0.0254/12" office:value-type="float" office:value="610.865238198015" calcext:value-type="float">
            <text:p>611</text:p>
          </table:table-cell>
          <table:table-cell table:style-name="ce39" table:formula="of:=[.$I$7]/((((PI()/4)*([.A35]^2))*[.$M$2])*([.F35]^2))" office:value-type="float" office:value="0.00543444507795088" calcext:value-type="float">
            <text:p>0.005</text:p>
          </table:table-cell>
          <table:table-cell table:style-name="ce31" table:formula="of:=1-(SQRT((2*[.G20]))/[.$M$7])" office:value-type="float" office:value="0.947873015251451" calcext:value-type="float">
            <text:p>0.95</text:p>
          </table:table-cell>
          <table:table-cell table:style-name="ce31" table:formula="of:=([.I35]*0.00134102209)*1000" office:value-type="float" office:value="5.03563405034748" calcext:value-type="float">
            <text:p>5.04</text:p>
          </table:table-cell>
          <table:table-cell table:style-name="ce53" table:formula="of:=(([.$M$7]*[.$M$8])*([.A20]/2))/[.B20]" office:value-type="float" office:value="0.113682102208497" calcext:value-type="float">
            <text:p>0.11</text:p>
          </table:table-cell>
          <table:table-cell table:style-name="ce31" table:formula="of:=([.K35]*0.00134102209)*1000" office:value-type="float" office:value="2.3943554424812" calcext:value-type="float">
            <text:p>2.39</text:p>
          </table:table-cell>
          <table:table-cell table:style-name="ce31" table:formula="of:=([.L35]*0.00134102209)*1000" office:value-type="float" office:value="7.42998949282868" calcext:value-type="float">
            <text:p>7.43</text:p>
          </table:table-cell>
          <table:table-cell table:style-name="ce31" table:formula="of:=[.M35]*8.85075/12" office:value-type="float" office:value="15.6092655424808" calcext:value-type="float">
            <text:p>15.61</text:p>
          </table:table-cell>
          <table:table-cell table:style-name="ce60" table:formula="of:=[.$I$5]/([.B20]/144)" office:value-type="float" office:value="4.82336919370336" calcext:value-type="float">
            <text:p>4.82</text:p>
          </table:table-cell>
          <table:table-cell table:style-name="ce60" table:formula="of:=[.$I$5]/[.L20]" office:value-type="float" office:value="11.1036496188356" calcext:value-type="float">
            <text:p>11.10</text:p>
          </table:table-cell>
          <table:table-cell table:style-name="ce62" table:formula="of:=[.E35]/[.L35]" office:value-type="percentage" office:value="0.642415663657764" calcext:value-type="percentage">
            <text:p>64.2%</text:p>
          </table:table-cell>
          <table:table-cell table:style-name="ce65"/>
          <table:table-cell table:style-name="ce67" table:formula="of:=[.L20]*[.$I$4]" office:value-type="float" office:value="59.4399159426295" calcext:value-type="float">
            <text:p>59.44</text:p>
          </table:table-cell>
          <table:table-cell table:style-name="ce67" table:formula="of:=[.M20]*[.$I$4]" office:value-type="float" office:value="124.874124339846" calcext:value-type="float">
            <text:p>124.87</text:p>
          </table:table-cell>
          <table:table-cell table:number-columns-repeated="235"/>
        </table:table-row>
        <table:table-row table:style-name="ro3">
          <table:table-cell table:style-name="ce14" office:value-type="float" office:value="57" calcext:value-type="float">
            <text:p>57</text:p>
          </table:table-cell>
          <table:table-cell table:style-name="ce20" table:formula="of:=PI()*(([.A21]/2)^2)" office:value-type="float" office:value="2551.75863287831" calcext:value-type="float">
            <text:p>2,552</text:p>
          </table:table-cell>
          <table:table-cell table:style-name="ce25" table:formula="of:=[.C36]/0.0254/12" office:value-type="float" office:value="31.2839214996163" calcext:value-type="float">
            <text:p>31.28</text:p>
          </table:table-cell>
          <table:table-cell table:style-name="ce20" table:formula="of:=([.D36]*35.3147)*60" office:value-type="float" office:value="33262.1216596703" calcext:value-type="float">
            <text:p>33,262</text:p>
          </table:table-cell>
          <table:table-cell table:style-name="ce18" table:formula="of:=([.E36]*0.00134102209)*1000" office:value-type="float" office:value="4.689402304146" calcext:value-type="float">
            <text:p>4.69</text:p>
          </table:table-cell>
          <table:table-cell table:style-name="ce32" table:formula="of:=[.F36]/0.0254/12" office:value-type="float" office:value="621.77354602298" calcext:value-type="float">
            <text:p>622</text:p>
          </table:table-cell>
          <table:table-cell table:style-name="ce38" table:formula="of:=[.$I$7]/((((PI()/4)*([.A36]^2))*[.$M$2])*([.F36]^2))" office:value-type="float" office:value="0.00506299955649186" calcext:value-type="float">
            <text:p>0.005</text:p>
          </table:table-cell>
          <table:table-cell table:style-name="ce18" table:formula="of:=1-(SQRT((2*[.G21]))/[.$M$7])" office:value-type="float" office:value="0.949685988251324" calcext:value-type="float">
            <text:p>0.95</text:p>
          </table:table-cell>
          <table:table-cell table:style-name="ce18" table:formula="of:=([.I36]*0.00134102209)*1000" office:value-type="float" office:value="4.93784510054812" calcext:value-type="float">
            <text:p>4.94</text:p>
          </table:table-cell>
          <table:table-cell table:style-name="ce29" table:formula="of:=(([.$M$7]*[.$M$8])*([.A21]/2))/[.B21]" office:value-type="float" office:value="0.111687679362734" calcext:value-type="float">
            <text:p>0.11</text:p>
          </table:table-cell>
          <table:table-cell table:style-name="ce18" table:formula="of:=([.K36]*0.00134102209)*1000" office:value-type="float" office:value="2.57001664805059" calcext:value-type="float">
            <text:p>2.57</text:p>
          </table:table-cell>
          <table:table-cell table:style-name="ce18" table:formula="of:=([.L36]*0.00134102209)*1000" office:value-type="float" office:value="7.50786174859871" calcext:value-type="float">
            <text:p>7.51</text:p>
          </table:table-cell>
          <table:table-cell table:style-name="ce18" table:formula="of:=[.M36]*8.85075/12" office:value-type="float" office:value="15.7728631787735" calcext:value-type="float">
            <text:p>15.77</text:p>
          </table:table-cell>
          <table:table-cell table:style-name="ce23" table:formula="of:=[.$I$5]/([.B21]/144)" office:value-type="float" office:value="4.65561273975184" calcext:value-type="float">
            <text:p>4.66</text:p>
          </table:table-cell>
          <table:table-cell table:style-name="ce23" table:formula="of:=[.$I$5]/[.L21]" office:value-type="float" office:value="10.9884815094521" calcext:value-type="float">
            <text:p>10.99</text:p>
          </table:table-cell>
          <table:table-cell table:style-name="ce61" table:formula="of:=[.E36]/[.L36]" office:value-type="percentage" office:value="0.624598915266553" calcext:value-type="percentage">
            <text:p>62.5%</text:p>
          </table:table-cell>
          <table:table-cell/>
          <table:table-cell table:style-name="ce66" table:formula="of:=[.L21]*[.$I$4]" office:value-type="float" office:value="60.0628939887897" calcext:value-type="float">
            <text:p>60.06</text:p>
          </table:table-cell>
          <table:table-cell table:style-name="ce66" table:formula="of:=[.M21]*[.$I$4]" office:value-type="float" office:value="126.182905430188" calcext:value-type="float">
            <text:p>126.18</text:p>
          </table:table-cell>
          <table:table-cell table:number-columns-repeated="235"/>
        </table:table-row>
        <table:table-row table:style-name="ro3">
          <table:table-cell table:style-name="ce14" office:value-type="float" office:value="58" calcext:value-type="float">
            <text:p>58</text:p>
          </table:table-cell>
          <table:table-cell table:style-name="ce20" table:formula="of:=PI()*(([.A22]/2)^2)" office:value-type="float" office:value="2642.07942166902" calcext:value-type="float">
            <text:p>2,642</text:p>
          </table:table-cell>
          <table:table-cell table:style-name="ce25" table:formula="of:=[.C37]/0.0254/12" office:value-type="float" office:value="30.7445435427263" calcext:value-type="float">
            <text:p>30.74</text:p>
          </table:table-cell>
          <table:table-cell table:style-name="ce20" table:formula="of:=([.D37]*35.3147)*60" office:value-type="float" office:value="33845.6676536996" calcext:value-type="float">
            <text:p>33,846</text:p>
          </table:table-cell>
          <table:table-cell table:style-name="ce18" table:formula="of:=([.E37]*0.00134102209)*1000" office:value-type="float" office:value="4.60855054028141" calcext:value-type="float">
            <text:p>4.61</text:p>
          </table:table-cell>
          <table:table-cell table:style-name="ce32" table:formula="of:=[.F37]/0.0254/12" office:value-type="float" office:value="632.681853847944" calcext:value-type="float">
            <text:p>633</text:p>
          </table:table-cell>
          <table:table-cell table:style-name="ce38" table:formula="of:=[.$I$7]/((((PI()/4)*([.A37]^2))*[.$M$2])*([.F37]^2))" office:value-type="float" office:value="0.00472275414415625" calcext:value-type="float">
            <text:p>0.005</text:p>
          </table:table-cell>
          <table:table-cell table:style-name="ce18" table:formula="of:=1-(SQRT((2*[.G22]))/[.$M$7])" office:value-type="float" office:value="0.951405997570913" calcext:value-type="float">
            <text:p>0.95</text:p>
          </table:table-cell>
          <table:table-cell table:style-name="ce18" table:formula="of:=([.I37]*0.00134102209)*1000" office:value-type="float" office:value="4.8439368177705" calcext:value-type="float">
            <text:p>4.84</text:p>
          </table:table-cell>
          <table:table-cell table:style-name="ce29" table:formula="of:=(([.$M$7]*[.$M$8])*([.A22]/2))/[.B22]" office:value-type="float" office:value="0.109762029718549" calcext:value-type="float">
            <text:p>0.11</text:p>
          </table:table-cell>
          <table:table-cell table:style-name="ce18" table:formula="of:=([.K37]*0.00134102209)*1000" office:value-type="float" office:value="2.75517055346981" calcext:value-type="float">
            <text:p>2.76</text:p>
          </table:table-cell>
          <table:table-cell table:style-name="ce18" table:formula="of:=([.L37]*0.00134102209)*1000" office:value-type="float" office:value="7.59910737124031" calcext:value-type="float">
            <text:p>7.60</text:p>
          </table:table-cell>
          <table:table-cell table:style-name="ce18" table:formula="of:=[.M37]*8.85075/12" office:value-type="float" office:value="15.9645562026702" calcext:value-type="float">
            <text:p>15.96</text:p>
          </table:table-cell>
          <table:table-cell table:style-name="ce23" table:formula="of:=[.$I$5]/([.B22]/144)" office:value-type="float" office:value="4.49645832088399" calcext:value-type="float">
            <text:p>4.50</text:p>
          </table:table-cell>
          <table:table-cell table:style-name="ce23" table:formula="of:=[.$I$5]/[.L22]" office:value-type="float" office:value="10.8565382708278" calcext:value-type="float">
            <text:p>10.86</text:p>
          </table:table-cell>
          <table:table-cell table:style-name="ce61" table:formula="of:=[.E37]/[.L37]" office:value-type="percentage" office:value="0.606459458346779" calcext:value-type="percentage">
            <text:p>60.6%</text:p>
          </table:table-cell>
          <table:table-cell/>
          <table:table-cell table:style-name="ce66" table:formula="of:=[.L22]*[.$I$4]" office:value-type="float" office:value="60.7928589699225" calcext:value-type="float">
            <text:p>60.79</text:p>
          </table:table-cell>
          <table:table-cell table:style-name="ce66" table:formula="of:=[.M22]*[.$I$4]" office:value-type="float" office:value="127.716449621362" calcext:value-type="float">
            <text:p>127.72</text:p>
          </table:table-cell>
          <table:table-cell table:number-columns-repeated="235"/>
        </table:table-row>
        <table:table-row table:style-name="ro3">
          <table:table-cell table:style-name="ce16" office:value-type="float" office:value="59" calcext:value-type="float">
            <text:p>59</text:p>
          </table:table-cell>
          <table:table-cell table:style-name="ce22" table:formula="of:=PI()*(([.A23]/2)^2)" office:value-type="float" office:value="2733.97100678652" calcext:value-type="float">
            <text:p>2,734</text:p>
          </table:table-cell>
          <table:table-cell table:style-name="ce27" table:formula="of:=[.C38]/0.0254/12" office:value-type="float" office:value="30.2234495843751" calcext:value-type="float">
            <text:p>30.22</text:p>
          </table:table-cell>
          <table:table-cell table:style-name="ce22" table:formula="of:=([.D38]*35.3147)*60" office:value-type="float" office:value="34429.2136477289" calcext:value-type="float">
            <text:p>34,429</text:p>
          </table:table-cell>
          <table:table-cell table:style-name="ce19" table:formula="of:=([.E38]*0.00134102209)*1000" office:value-type="float" office:value="4.53043951417495" calcext:value-type="float">
            <text:p>4.53</text:p>
          </table:table-cell>
          <table:table-cell table:style-name="ce34" table:formula="of:=[.F38]/0.0254/12" office:value-type="float" office:value="643.590161672909" calcext:value-type="float">
            <text:p>644</text:p>
          </table:table-cell>
          <table:table-cell table:style-name="ce40" table:formula="of:=[.$I$7]/((((PI()/4)*([.A38]^2))*[.$M$2])*([.F38]^2))" office:value-type="float" office:value="0.00441061617140296" calcext:value-type="float">
            <text:p>0.004</text:p>
          </table:table-cell>
          <table:table-cell table:style-name="ce19" table:formula="of:=1-(SQRT((2*[.G23]))/[.$M$7])" office:value-type="float" office:value="0.953039292108173" calcext:value-type="float">
            <text:p>0.95</text:p>
          </table:table-cell>
          <table:table-cell table:style-name="ce19" table:formula="of:=([.I38]*0.00134102209)*1000" office:value-type="float" office:value="4.7536754797941" calcext:value-type="float">
            <text:p>4.75</text:p>
          </table:table-cell>
          <table:table-cell table:style-name="ce30" table:formula="of:=(([.$M$7]*[.$M$8])*([.A23]/2))/[.B23]" office:value-type="float" office:value="0.107901656333488" calcext:value-type="float">
            <text:p>0.11</text:p>
          </table:table-cell>
          <table:table-cell table:style-name="ce19" table:formula="of:=([.K38]*0.00134102209)*1000" office:value-type="float" office:value="2.95015314042116" calcext:value-type="float">
            <text:p>2.95</text:p>
          </table:table-cell>
          <table:table-cell table:style-name="ce19" table:formula="of:=([.L38]*0.00134102209)*1000" office:value-type="float" office:value="7.70382862021526" calcext:value-type="float">
            <text:p>7.70</text:p>
          </table:table-cell>
          <table:table-cell table:style-name="ce19" table:formula="of:=[.M38]*8.85075/12" office:value-type="float" office:value="16.1845594455777" calcext:value-type="float">
            <text:p>16.18</text:p>
          </table:table-cell>
          <table:table-cell table:style-name="ce24" table:formula="of:=[.$I$5]/([.B23]/144)" office:value-type="float" office:value="4.34532771946387" calcext:value-type="float">
            <text:p>4.35</text:p>
          </table:table-cell>
          <table:table-cell table:style-name="ce24" table:formula="of:=[.$I$5]/[.L23]" office:value-type="float" office:value="10.7089609682536" calcext:value-type="float">
            <text:p>10.71</text:p>
          </table:table-cell>
          <table:table-cell table:style-name="ce63" table:formula="of:=[.E38]/[.L38]" office:value-type="percentage" office:value="0.588076362743432" calcext:value-type="percentage">
            <text:p>58.8%</text:p>
          </table:table-cell>
          <table:table-cell/>
          <table:table-cell table:style-name="ce66" table:formula="of:=[.L23]*[.$I$4]" office:value-type="float" office:value="61.6306289617221" calcext:value-type="float">
            <text:p>61.63</text:p>
          </table:table-cell>
          <table:table-cell table:style-name="ce66" table:formula="of:=[.M23]*[.$I$4]" office:value-type="float" office:value="129.476475564621" calcext:value-type="float">
            <text:p>129.48</text:p>
          </table:table-cell>
          <table:table-cell table:number-columns-repeated="235"/>
        </table:table-row>
        <table:table-row table:style-name="ro3">
          <table:table-cell table:style-name="ce15" office:value-type="float" office:value="60" calcext:value-type="float">
            <text:p>60</text:p>
          </table:table-cell>
          <table:table-cell table:style-name="ce21" table:formula="of:=PI()*(([.A24]/2)^2)" office:value-type="float" office:value="2827.43338823081" calcext:value-type="float">
            <text:p>2,827</text:p>
          </table:table-cell>
          <table:table-cell table:style-name="ce28" table:formula="of:=[.C39]/0.0254/12" office:value-type="float" office:value="29.7197254246355" calcext:value-type="float">
            <text:p>29.72</text:p>
          </table:table-cell>
          <table:table-cell table:style-name="ce21" table:formula="of:=([.D39]*35.3147)*60" office:value-type="float" office:value="35012.7596417582" calcext:value-type="float">
            <text:p>35,013</text:p>
          </table:table-cell>
          <table:table-cell table:style-name="ce31" table:formula="of:=([.E39]*0.00134102209)*1000" office:value-type="float" office:value="4.4549321889387" calcext:value-type="float">
            <text:p>4.45</text:p>
          </table:table-cell>
          <table:table-cell table:style-name="ce35" table:formula="of:=[.F39]/0.0254/12" office:value-type="float" office:value="654.498469497874" calcext:value-type="float">
            <text:p>654</text:p>
          </table:table-cell>
          <table:table-cell table:style-name="ce39" table:formula="of:=[.$I$7]/((((PI()/4)*([.A39]^2))*[.$M$2])*([.F39]^2))" office:value-type="float" office:value="0.00412384478250984" calcext:value-type="float">
            <text:p>0.004</text:p>
          </table:table-cell>
          <table:table-cell table:style-name="ce31" table:formula="of:=1-(SQRT((2*[.G24]))/[.$M$7])" office:value-type="float" office:value="0.95459160439682" calcext:value-type="float">
            <text:p>0.95</text:p>
          </table:table-cell>
          <table:table-cell table:style-name="ce31" table:formula="of:=([.I39]*0.00134102209)*1000" office:value-type="float" office:value="4.66684618680849" calcext:value-type="float">
            <text:p>4.67</text:p>
          </table:table-cell>
          <table:table-cell table:style-name="ce53" table:formula="of:=(([.$M$7]*[.$M$8])*([.A24]/2))/[.B24]" office:value-type="float" office:value="0.106103295394597" calcext:value-type="float">
            <text:p>0.11</text:p>
          </table:table-cell>
          <table:table-cell table:style-name="ce31" table:formula="of:=([.K39]*0.00134102209)*1000" office:value-type="float" office:value="3.15530623374663" calcext:value-type="float">
            <text:p>3.16</text:p>
          </table:table-cell>
          <table:table-cell table:style-name="ce31" table:formula="of:=([.L39]*0.00134102209)*1000" office:value-type="float" office:value="7.82215242055512" calcext:value-type="float">
            <text:p>7.82</text:p>
          </table:table-cell>
          <table:table-cell table:style-name="ce31" table:formula="of:=[.M39]*8.85075/12" office:value-type="float" office:value="16.4331395574719" calcext:value-type="float">
            <text:p>16.43</text:p>
          </table:table-cell>
          <table:table-cell table:style-name="ce60" table:formula="of:=[.$I$5]/([.B24]/144)" office:value-type="float" office:value="4.20169049762604" calcext:value-type="float">
            <text:p>4.20</text:p>
          </table:table-cell>
          <table:table-cell table:style-name="ce60" table:formula="of:=[.$I$5]/[.L24]" office:value-type="float" office:value="10.5469691159694" calcext:value-type="float">
            <text:p>10.55</text:p>
          </table:table-cell>
          <table:table-cell table:style-name="ce64" table:formula="of:=[.E39]/[.L39]" office:value-type="percentage" office:value="0.569527663157264" calcext:value-type="percentage">
            <text:p>57.0%</text:p>
          </table:table-cell>
          <table:table-cell table:style-name="ce65"/>
          <table:table-cell table:style-name="ce67" table:formula="of:=[.L24]*[.$I$4]" office:value-type="float" office:value="62.577219364441" calcext:value-type="float">
            <text:p>62.58</text:p>
          </table:table-cell>
          <table:table-cell table:style-name="ce67" table:formula="of:=[.M24]*[.$I$4]" office:value-type="float" office:value="131.465116459775" calcext:value-type="float">
            <text:p>131.47</text:p>
          </table:table-cell>
          <table:table-cell table:number-columns-repeated="235"/>
        </table:table-row>
        <table:table-row table:style-name="ro3">
          <table:table-cell table:style-name="ce14" office:value-type="float" office:value="61" calcext:value-type="float">
            <text:p>61</text:p>
          </table:table-cell>
          <table:table-cell table:style-name="ce20" table:formula="of:=PI()*(([.A25]/2)^2)" office:value-type="float" office:value="2922.4665660019" calcext:value-type="float">
            <text:p>2,922</text:p>
          </table:table-cell>
          <table:table-cell table:style-name="ce25" table:formula="of:=[.C40]/0.0254/12" office:value-type="float" office:value="29.2325168111169" calcext:value-type="float">
            <text:p>29.23</text:p>
          </table:table-cell>
          <table:table-cell table:style-name="ce20" table:formula="of:=([.D40]*35.3147)*60" office:value-type="float" office:value="35596.3056357875" calcext:value-type="float">
            <text:p>35,596</text:p>
          </table:table-cell>
          <table:table-cell table:style-name="ce18" table:formula="of:=([.E40]*0.00134102209)*1000" office:value-type="float" office:value="4.3819005137102" calcext:value-type="float">
            <text:p>4.38</text:p>
          </table:table-cell>
          <table:table-cell table:style-name="ce32" table:formula="of:=[.F40]/0.0254/12" office:value-type="float" office:value="665.406777322838" calcext:value-type="float">
            <text:p>665</text:p>
          </table:table-cell>
          <table:table-cell table:style-name="ce38" table:formula="of:=[.$I$7]/((((PI()/4)*([.A40]^2))*[.$M$2])*([.F40]^2))" office:value-type="float" office:value="0.00386000593111878" calcext:value-type="float">
            <text:p>0.004</text:p>
          </table:table-cell>
          <table:table-cell table:style-name="ce18" table:formula="of:=1-(SQRT((2*[.G25]))/[.$M$7])" office:value-type="float" office:value="0.956068200975155" calcext:value-type="float">
            <text:p>0.96</text:p>
          </table:table-cell>
          <table:table-cell table:style-name="ce18" table:formula="of:=([.I40]*0.00134102209)*1000" office:value-type="float" office:value="4.58325097439787" calcext:value-type="float">
            <text:p>4.58</text:p>
          </table:table-cell>
          <table:table-cell table:style-name="ce29" table:formula="of:=(([.$M$7]*[.$M$8])*([.A25]/2))/[.B25]" office:value-type="float" office:value="0.10436389710944" calcext:value-type="float">
            <text:p>0.10</text:p>
          </table:table-cell>
          <table:table-cell table:style-name="ce18" table:formula="of:=([.K40]*0.00134102209)*1000" office:value-type="float" office:value="3.37097750144789" calcext:value-type="float">
            <text:p>3.37</text:p>
          </table:table-cell>
          <table:table-cell table:style-name="ce18" table:formula="of:=([.L40]*0.00134102209)*1000" office:value-type="float" office:value="7.95422847584576" calcext:value-type="float">
            <text:p>7.95</text:p>
          </table:table-cell>
          <table:table-cell table:style-name="ce18" table:formula="of:=[.M40]*8.85075/12" office:value-type="float" office:value="16.7106110425695" calcext:value-type="float">
            <text:p>16.71</text:p>
          </table:table-cell>
          <table:table-cell table:style-name="ce23" table:formula="of:=[.$I$5]/([.B25]/144)" office:value-type="float" office:value="4.06505933659063" calcext:value-type="float">
            <text:p>4.07</text:p>
          </table:table-cell>
          <table:table-cell table:style-name="ce23" table:formula="of:=[.$I$5]/[.L25]" office:value-type="float" office:value="10.371841876371" calcext:value-type="float">
            <text:p>10.37</text:p>
          </table:table-cell>
          <table:table-cell table:style-name="ce61" table:formula="of:=[.E40]/[.L40]" office:value-type="percentage" office:value="0.550889445408378" calcext:value-type="percentage">
            <text:p>55.1%</text:p>
          </table:table-cell>
          <table:table-cell/>
          <table:table-cell table:style-name="ce66" table:formula="of:=[.L25]*[.$I$4]" office:value-type="float" office:value="63.6338278067661" calcext:value-type="float">
            <text:p>63.63</text:p>
          </table:table-cell>
          <table:table-cell table:style-name="ce66" table:formula="of:=[.M25]*[.$I$4]" office:value-type="float" office:value="133.684888340556" calcext:value-type="float">
            <text:p>133.68</text:p>
          </table:table-cell>
          <table:table-cell table:number-columns-repeated="235"/>
        </table:table-row>
        <table:table-row table:style-name="ro3">
          <table:table-cell table:style-name="ce14"/>
          <table:table-cell table:style-name="ce20"/>
          <table:table-cell table:style-name="ce25"/>
          <table:table-cell table:style-name="ce20"/>
          <table:table-cell table:style-name="ce18"/>
          <table:table-cell table:style-name="ce32"/>
          <table:table-cell table:style-name="ce38"/>
          <table:table-cell table:style-name="ce18" table:number-columns-repeated="2"/>
          <table:table-cell table:style-name="ce29"/>
          <table:table-cell table:style-name="ce18" table:number-columns-repeated="2"/>
          <table:table-cell/>
          <table:table-cell table:style-name="ce23" table:number-columns-repeated="2"/>
          <table:table-cell table:style-name="ce61"/>
          <table:table-cell table:number-columns-repeated="238"/>
        </table:table-row>
        <table:table-row table:style-name="ro3">
          <table:table-cell table:style-name="ce12" office:value-type="string" calcext:value-type="string">
            <text:p>Per Rotor Properties (Metric Units):</text:p>
          </table:table-cell>
          <table:table-cell table:number-columns-repeated="16"/>
          <table:table-cell table:style-name="ce12" office:value-type="string" calcext:value-type="string">
            <text:p>Total Properties (Metric Units):</text:p>
          </table:table-cell>
          <table:table-cell table:number-columns-repeated="236"/>
        </table:table-row>
        <table:table-row table:style-name="ro5">
          <table:table-cell table:style-name="ce17" office:value-type="string" calcext:value-type="string">
            <text:p><text:s/>Diameter (m)</text:p>
          </table:table-cell>
          <table:table-cell table:style-name="ce17" office:value-type="string" calcext:value-type="string">
            <text:p>Area (m2)</text:p>
          </table:table-cell>
          <table:table-cell table:style-name="ce17" office:value-type="string" calcext:value-type="string">
            <text:p>Induced Velocity (m/s)</text:p>
          </table:table-cell>
          <table:table-cell table:style-name="ce13" office:value-type="string" calcext:value-type="string">
            <text:p>Total Airflow (m3/s)</text:p>
          </table:table-cell>
          <table:table-cell table:style-name="ce17" office:value-type="string" calcext:value-type="string">
            <text:p>Induced Power (kW)</text:p>
          </table:table-cell>
          <table:table-cell table:style-name="ce17" office:value-type="string" calcext:value-type="string">
            <text:p>Vtip (m/s)</text:p>
          </table:table-cell>
          <table:table-cell table:style-name="ce17" office:value-type="string" calcext:value-type="string">
            <text:p>CT</text:p>
          </table:table-cell>
          <table:table-cell table:style-name="ce17" office:value-type="string" calcext:value-type="string">
            <text:p>Tip Loss Factor</text:p>
          </table:table-cell>
          <table:table-cell table:style-name="ce17" office:value-type="string" calcext:value-type="string">
            <text:p>Induced Power (kW)</text:p>
          </table:table-cell>
          <table:table-cell table:style-name="ce17" office:value-type="string" calcext:value-type="string">
            <text:p>Solidity</text:p>
          </table:table-cell>
          <table:table-cell table:style-name="ce17" office:value-type="string" calcext:value-type="string">
            <text:p>Profile Drag (kW)</text:p>
          </table:table-cell>
          <table:table-cell table:style-name="ce17" office:value-type="string" calcext:value-type="string">
            <text:p>Total Power (kW)</text:p>
          </table:table-cell>
          <table:table-cell table:style-name="ce17" office:value-type="string" calcext:value-type="string">
            <text:p>Total Torque (Nm)</text:p>
          </table:table-cell>
          <table:table-cell table:number-columns-repeated="4"/>
          <table:table-cell table:style-name="ce17" office:value-type="string" calcext:value-type="string">
            <text:p>Total Power (kW)</text:p>
          </table:table-cell>
          <table:table-cell table:style-name="ce17" office:value-type="string" calcext:value-type="string">
            <text:p>Torque (Nm)</text:p>
          </table:table-cell>
          <table:table-cell table:number-columns-repeated="235"/>
        </table:table-row>
        <table:table-row table:style-name="ro3">
          <table:table-cell table:style-name="ce18" table:formula="of:=[.A14]*0.0254" office:value-type="float" office:value="1.27" calcext:value-type="float">
            <text:p>1.27</text:p>
          </table:table-cell>
          <table:table-cell table:style-name="ce23" table:formula="of:=[.B14]*0.00064516" office:value-type="float" office:value="1.26676869774374" calcext:value-type="float">
            <text:p>1.27</text:p>
          </table:table-cell>
          <table:table-cell table:style-name="ce18" table:formula="of:=SQRT(((([.$I$7]/[.B29])*1)/(2*[.$M$2])))" office:value-type="float" office:value="10.8702867713147" calcext:value-type="float">
            <text:p>10.87</text:p>
          </table:table-cell>
          <table:table-cell table:style-name="ce29" table:formula="of:=[.C29]*[.B29]" office:value-type="float" office:value="13.7701390173993" calcext:value-type="float">
            <text:p>13.77</text:p>
          </table:table-cell>
          <table:table-cell table:style-name="ce23" table:formula="of:=([.$I$7]*[.C29])/1000" office:value-type="float" office:value="3.98645083223531" calcext:value-type="float">
            <text:p>3.99</text:p>
          </table:table-cell>
          <table:table-cell table:style-name="ce36" table:formula="of:=([.A29]/2)*[.$I$10]" office:value-type="float" office:value="166.24261125246" calcext:value-type="float">
            <text:p>166</text:p>
          </table:table-cell>
          <table:table-cell table:style-name="ce38" table:formula="of:=[.G14]" office:value-type="float" office:value="0.00855120454101242" calcext:value-type="float">
            <text:p>0.009</text:p>
          </table:table-cell>
          <table:table-cell table:style-name="ce18" table:formula="of:=[.H14]" office:value-type="float" office:value="0.93461191033142" calcext:value-type="float">
            <text:p>0.93</text:p>
          </table:table-cell>
          <table:table-cell table:style-name="ce23" table:formula="of:=[.E29]/[.H14]" office:value-type="float" office:value="4.26535419479267" calcext:value-type="float">
            <text:p>4.27</text:p>
          </table:table-cell>
          <table:table-cell table:style-name="ce29" table:formula="of:=[.J14]" office:value-type="float" office:value="0.127323954473516" calcext:value-type="float">
            <text:p>0.13</text:p>
          </table:table-cell>
          <table:table-cell table:style-name="ce23" table:formula="of:=((((([.$M$6]*[.J14])*[.$M$2])*[.B29])*([.F29]^3))/8)/1000" office:value-type="float" office:value="1.13469881008731" calcext:value-type="float">
            <text:p>1.13</text:p>
          </table:table-cell>
          <table:table-cell table:style-name="ce23" table:formula="of:=[.I29]+[.K29]" office:value-type="float" office:value="5.40005300487998" calcext:value-type="float">
            <text:p>5.40</text:p>
          </table:table-cell>
          <table:table-cell table:style-name="ce23" table:formula="of:=([.L29]*1000)/[.$I$10]" office:value-type="float" office:value="20.6266830884374" calcext:value-type="float">
            <text:p>20.63</text:p>
          </table:table-cell>
          <table:table-cell table:number-columns-repeated="4"/>
          <table:table-cell table:style-name="ce66" table:formula="of:=[.L29]*[.$I$4]" office:value-type="float" office:value="43.2004240390398" calcext:value-type="float">
            <text:p>43.20</text:p>
          </table:table-cell>
          <table:table-cell table:style-name="ce66" table:formula="of:=[.M29]*[.$I$4]" office:value-type="float" office:value="165.013464707499" calcext:value-type="float">
            <text:p>165.01</text:p>
          </table:table-cell>
          <table:table-cell table:number-columns-repeated="235"/>
        </table:table-row>
        <table:table-row table:style-name="ro3">
          <table:table-cell table:style-name="ce18" table:formula="of:=[.A15]*0.0254" office:value-type="float" office:value="1.2954" calcext:value-type="float">
            <text:p>1.30</text:p>
          </table:table-cell>
          <table:table-cell table:style-name="ce23" table:formula="of:=[.B15]*0.00064516" office:value-type="float" office:value="1.31794615313259" calcext:value-type="float">
            <text:p>1.32</text:p>
          </table:table-cell>
          <table:table-cell table:style-name="ce18" table:formula="of:=SQRT(((([.$I$7]/[.B30])*1)/(2*[.$M$2])))" office:value-type="float" office:value="10.6571438934458" calcext:value-type="float">
            <text:p>10.66</text:p>
          </table:table-cell>
          <table:table-cell table:style-name="ce29" table:formula="of:=[.C30]*[.B30]" office:value-type="float" office:value="14.0455417977473" calcext:value-type="float">
            <text:p>14.05</text:p>
          </table:table-cell>
          <table:table-cell table:style-name="ce23" table:formula="of:=([.$I$7]*[.C30])/1000" office:value-type="float" office:value="3.90828512964246" calcext:value-type="float">
            <text:p>3.91</text:p>
          </table:table-cell>
          <table:table-cell table:style-name="ce36" table:formula="of:=([.A30]/2)*[.$I$10]" office:value-type="float" office:value="169.567463477509" calcext:value-type="float">
            <text:p>170</text:p>
          </table:table-cell>
          <table:table-cell table:style-name="ce38" table:formula="of:=[.G15]" office:value-type="float" office:value="0.00789999120223148" calcext:value-type="float">
            <text:p>0.008</text:p>
          </table:table-cell>
          <table:table-cell table:style-name="ce18" table:formula="of:=[.H15]" office:value-type="float" office:value="0.937151009545771" calcext:value-type="float">
            <text:p>0.94</text:p>
          </table:table-cell>
          <table:table-cell table:style-name="ce23" table:formula="of:=[.E30]/[.H15]" office:value-type="float" office:value="4.17038992631163" calcext:value-type="float">
            <text:p>4.17</text:p>
          </table:table-cell>
          <table:table-cell table:style-name="ce29" table:formula="of:=[.J15]" office:value-type="float" office:value="0.124827406346585" calcext:value-type="float">
            <text:p>0.12</text:p>
          </table:table-cell>
          <table:table-cell table:style-name="ce23" table:formula="of:=((((([.$M$6]*[.J15])*[.$M$2])*[.B30])*([.F30]^3))/8)/1000" office:value-type="float" office:value="1.22823448395224" calcext:value-type="float">
            <text:p>1.23</text:p>
          </table:table-cell>
          <table:table-cell table:style-name="ce23" table:formula="of:=[.I30]+[.K30]" office:value-type="float" office:value="5.39862441026387" calcext:value-type="float">
            <text:p>5.40</text:p>
          </table:table-cell>
          <table:table-cell table:style-name="ce23" table:formula="of:=([.L30]*1000)/[.$I$10]" office:value-type="float" office:value="20.6212262589615" calcext:value-type="float">
            <text:p>20.62</text:p>
          </table:table-cell>
          <table:table-cell table:number-columns-repeated="4"/>
          <table:table-cell table:style-name="ce66" table:formula="of:=[.L30]*[.$I$4]" office:value-type="float" office:value="43.188995282111" calcext:value-type="float">
            <text:p>43.19</text:p>
          </table:table-cell>
          <table:table-cell table:style-name="ce66" table:formula="of:=[.M30]*[.$I$4]" office:value-type="float" office:value="164.969810071692" calcext:value-type="float">
            <text:p>164.97</text:p>
          </table:table-cell>
          <table:table-cell table:number-columns-repeated="235"/>
        </table:table-row>
        <table:table-row table:style-name="ro3">
          <table:table-cell table:style-name="ce18" table:formula="of:=[.A16]*0.0254" office:value-type="float" office:value="1.3208" calcext:value-type="float">
            <text:p>1.32</text:p>
          </table:table-cell>
          <table:table-cell table:style-name="ce23" table:formula="of:=[.B16]*0.00064516" office:value-type="float" office:value="1.37013702347963" calcext:value-type="float">
            <text:p>1.37</text:p>
          </table:table-cell>
          <table:table-cell table:style-name="ce18" table:formula="of:=SQRT(((([.$I$7]/[.B31])*1)/(2*[.$M$2])))" office:value-type="float" office:value="10.4521988185718" calcext:value-type="float">
            <text:p>10.45</text:p>
          </table:table-cell>
          <table:table-cell table:style-name="ce29" table:formula="of:=[.C31]*[.B31]" office:value-type="float" office:value="14.3209445780953" calcext:value-type="float">
            <text:p>14.32</text:p>
          </table:table-cell>
          <table:table-cell table:style-name="ce23" table:formula="of:=([.$I$7]*[.C31])/1000" office:value-type="float" office:value="3.83312580022626" calcext:value-type="float">
            <text:p>3.83</text:p>
          </table:table-cell>
          <table:table-cell table:style-name="ce36" table:formula="of:=([.A31]/2)*[.$I$10]" office:value-type="float" office:value="172.892315702558" calcext:value-type="float">
            <text:p>173</text:p>
          </table:table-cell>
          <table:table-cell table:style-name="ce38" table:formula="of:=[.G16]" office:value-type="float" office:value="0.00730960548000983" calcext:value-type="float">
            <text:p>0.007</text:p>
          </table:table-cell>
          <table:table-cell table:style-name="ce18" table:formula="of:=[.H16]" office:value-type="float" office:value="0.939545035439553" calcext:value-type="float">
            <text:p>0.94</text:p>
          </table:table-cell>
          <table:table-cell table:style-name="ce23" table:formula="of:=[.E31]/[.H16]" office:value-type="float" office:value="4.07976803201667" calcext:value-type="float">
            <text:p>4.08</text:p>
          </table:table-cell>
          <table:table-cell table:style-name="ce29" table:formula="of:=[.J16]" office:value-type="float" office:value="0.122426879301458" calcext:value-type="float">
            <text:p>0.12</text:p>
          </table:table-cell>
          <table:table-cell table:style-name="ce23" table:formula="of:=((((([.$M$6]*[.J16])*[.$M$2])*[.B31])*([.F31]^3))/8)/1000" office:value-type="float" office:value="1.32743711600246" calcext:value-type="float">
            <text:p>1.33</text:p>
          </table:table-cell>
          <table:table-cell table:style-name="ce23" table:formula="of:=[.I31]+[.K31]" office:value-type="float" office:value="5.40720514801913" calcext:value-type="float">
            <text:p>5.41</text:p>
          </table:table-cell>
          <table:table-cell table:style-name="ce23" table:formula="of:=([.L31]*1000)/[.$I$10]" office:value-type="float" office:value="20.6540022628605" calcext:value-type="float">
            <text:p>20.65</text:p>
          </table:table-cell>
          <table:table-cell table:number-columns-repeated="4"/>
          <table:table-cell table:style-name="ce66" table:formula="of:=[.L31]*[.$I$4]" office:value-type="float" office:value="43.257641184153" calcext:value-type="float">
            <text:p>43.26</text:p>
          </table:table-cell>
          <table:table-cell table:style-name="ce66" table:formula="of:=[.M31]*[.$I$4]" office:value-type="float" office:value="165.232018102884" calcext:value-type="float">
            <text:p>165.23</text:p>
          </table:table-cell>
          <table:table-cell table:number-columns-repeated="235"/>
        </table:table-row>
        <table:table-row table:style-name="ro3">
          <table:table-cell table:style-name="ce18" table:formula="of:=[.A17]*0.0254" office:value-type="float" office:value="1.3462" calcext:value-type="float">
            <text:p>1.35</text:p>
          </table:table-cell>
          <table:table-cell table:style-name="ce23" table:formula="of:=[.B17]*0.00064516" office:value-type="float" office:value="1.42334130878487" calcext:value-type="float">
            <text:p>1.42</text:p>
          </table:table-cell>
          <table:table-cell table:style-name="ce18" table:formula="of:=SQRT(((([.$I$7]/[.B32])*1)/(2*[.$M$2])))" office:value-type="float" office:value="10.2549875201082" calcext:value-type="float">
            <text:p>10.25</text:p>
          </table:table-cell>
          <table:table-cell table:style-name="ce29" table:formula="of:=[.C32]*[.B32]" office:value-type="float" office:value="14.5963473584433" calcext:value-type="float">
            <text:p>14.60</text:p>
          </table:table-cell>
          <table:table-cell table:style-name="ce23" table:formula="of:=([.$I$7]*[.C32])/1000" office:value-type="float" office:value="3.76080267192011" calcext:value-type="float">
            <text:p>3.76</text:p>
          </table:table-cell>
          <table:table-cell table:style-name="ce36" table:formula="of:=([.A32]/2)*[.$I$10]" office:value-type="float" office:value="176.217167927608" calcext:value-type="float">
            <text:p>176</text:p>
          </table:table-cell>
          <table:table-cell table:style-name="ce38" table:formula="of:=[.G17]" office:value-type="float" office:value="0.00677335492998812" calcext:value-type="float">
            <text:p>0.007</text:p>
          </table:table-cell>
          <table:table-cell table:style-name="ce18" table:formula="of:=[.H17]" office:value-type="float" office:value="0.941804832975632" calcext:value-type="float">
            <text:p>0.94</text:p>
          </table:table-cell>
          <table:table-cell table:style-name="ce23" table:formula="of:=[.E32]/[.H17]" office:value-type="float" office:value="3.99318684746801" calcext:value-type="float">
            <text:p>3.99</text:p>
          </table:table-cell>
          <table:table-cell table:style-name="ce29" table:formula="of:=[.J17]" office:value-type="float" office:value="0.120116938182563" calcext:value-type="float">
            <text:p>0.12</text:p>
          </table:table-cell>
          <table:table-cell table:style-name="ce23" table:formula="of:=((((([.$M$6]*[.J17])*[.$M$2])*[.B32])*([.F32]^3))/8)/1000" office:value-type="float" office:value="1.43253110427465" calcext:value-type="float">
            <text:p>1.43</text:p>
          </table:table-cell>
          <table:table-cell table:style-name="ce23" table:formula="of:=[.I32]+[.K32]" office:value-type="float" office:value="5.42571795174266" calcext:value-type="float">
            <text:p>5.43</text:p>
          </table:table-cell>
          <table:table-cell table:style-name="ce23" table:formula="of:=([.L32]*1000)/[.$I$10]" office:value-type="float" office:value="20.7247159642147" calcext:value-type="float">
            <text:p>20.72</text:p>
          </table:table-cell>
          <table:table-cell table:number-columns-repeated="4"/>
          <table:table-cell table:style-name="ce66" table:formula="of:=[.L32]*[.$I$4]" office:value-type="float" office:value="43.4057436139413" calcext:value-type="float">
            <text:p>43.41</text:p>
          </table:table-cell>
          <table:table-cell table:style-name="ce66" table:formula="of:=[.M32]*[.$I$4]" office:value-type="float" office:value="165.797727713717" calcext:value-type="float">
            <text:p>165.80</text:p>
          </table:table-cell>
          <table:table-cell table:number-columns-repeated="235"/>
        </table:table-row>
        <table:table-row table:style-name="ro3">
          <table:table-cell table:style-name="ce18" table:formula="of:=[.A18]*0.0254" office:value-type="float" office:value="1.3716" calcext:value-type="float">
            <text:p>1.37</text:p>
          </table:table-cell>
          <table:table-cell table:style-name="ce23" table:formula="of:=[.B18]*0.00064516" office:value-type="float" office:value="1.4775590090483" calcext:value-type="float">
            <text:p>1.48</text:p>
          </table:table-cell>
          <table:table-cell table:style-name="ce18" table:formula="of:=SQRT(((([.$I$7]/[.B33])*1)/(2*[.$M$2])))" office:value-type="float" office:value="10.0650803438099" calcext:value-type="float">
            <text:p>10.07</text:p>
          </table:table-cell>
          <table:table-cell table:style-name="ce29" table:formula="of:=[.C33]*[.B33]" office:value-type="float" office:value="14.8717501387913" calcext:value-type="float">
            <text:p>14.87</text:p>
          </table:table-cell>
          <table:table-cell table:style-name="ce23" table:formula="of:=([.$I$7]*[.C33])/1000" office:value-type="float" office:value="3.69115817799566" calcext:value-type="float">
            <text:p>3.69</text:p>
          </table:table-cell>
          <table:table-cell table:style-name="ce36" table:formula="of:=([.A33]/2)*[.$I$10]" office:value-type="float" office:value="179.542020152657" calcext:value-type="float">
            <text:p>180</text:p>
          </table:table-cell>
          <table:table-cell table:style-name="ce38" table:formula="of:=[.G18]" office:value-type="float" office:value="0.00628539061501272" calcext:value-type="float">
            <text:p>0.006</text:p>
          </table:table-cell>
          <table:table-cell table:style-name="ce18" table:formula="of:=[.H18]" office:value-type="float" office:value="0.943940252341753" calcext:value-type="float">
            <text:p>0.94</text:p>
          </table:table-cell>
          <table:table-cell table:style-name="ce23" table:formula="of:=[.E33]/[.H18]" office:value-type="float" office:value="3.91037268390508" calcext:value-type="float">
            <text:p>3.91</text:p>
          </table:table-cell>
          <table:table-cell table:style-name="ce29" table:formula="of:=[.J18]" office:value-type="float" office:value="0.117892550438441" calcext:value-type="float">
            <text:p>0.12</text:p>
          </table:table-cell>
          <table:table-cell table:style-name="ce23" table:formula="of:=((((([.$M$6]*[.J18])*[.$M$2])*[.B33])*([.F33]^3))/8)/1000" office:value-type="float" office:value="1.54374520404892" calcext:value-type="float">
            <text:p>1.54</text:p>
          </table:table-cell>
          <table:table-cell table:style-name="ce23" table:formula="of:=[.I33]+[.K33]" office:value-type="float" office:value="5.45411788795401" calcext:value-type="float">
            <text:p>5.45</text:p>
          </table:table-cell>
          <table:table-cell table:style-name="ce23" table:formula="of:=([.L33]*1000)/[.$I$10]" office:value-type="float" office:value="20.8331957297714" calcext:value-type="float">
            <text:p>20.83</text:p>
          </table:table-cell>
          <table:table-cell table:number-columns-repeated="4"/>
          <table:table-cell table:style-name="ce66" table:formula="of:=[.L33]*[.$I$4]" office:value-type="float" office:value="43.632943103632" calcext:value-type="float">
            <text:p>43.63</text:p>
          </table:table-cell>
          <table:table-cell table:style-name="ce66" table:formula="of:=[.M33]*[.$I$4]" office:value-type="float" office:value="166.665565838171" calcext:value-type="float">
            <text:p>166.67</text:p>
          </table:table-cell>
          <table:table-cell table:number-columns-repeated="235"/>
        </table:table-row>
        <table:table-row table:style-name="ro3">
          <table:table-cell table:style-name="ce18" table:formula="of:=[.A19]*0.0254" office:value-type="float" office:value="1.397" calcext:value-type="float">
            <text:p>1.40</text:p>
          </table:table-cell>
          <table:table-cell table:style-name="ce23" table:formula="of:=[.B19]*0.00064516" office:value-type="float" office:value="1.53279012426993" calcext:value-type="float">
            <text:p>1.53</text:p>
          </table:table-cell>
          <table:table-cell table:style-name="ce18" table:formula="of:=SQRT(((([.$I$7]/[.B34])*1)/(2*[.$M$2])))" office:value-type="float" office:value="9.88207888301334" calcext:value-type="float">
            <text:p>9.88</text:p>
          </table:table-cell>
          <table:table-cell table:style-name="ce29" table:formula="of:=[.C34]*[.B34]" office:value-type="float" office:value="15.1471529191393" calcext:value-type="float">
            <text:p>15.15</text:p>
          </table:table-cell>
          <table:table-cell table:style-name="ce23" table:formula="of:=([.$I$7]*[.C34])/1000" office:value-type="float" office:value="3.62404621112301" calcext:value-type="float">
            <text:p>3.62</text:p>
          </table:table-cell>
          <table:table-cell table:style-name="ce36" table:formula="of:=([.A34]/2)*[.$I$10]" office:value-type="float" office:value="182.866872377706" calcext:value-type="float">
            <text:p>183</text:p>
          </table:table-cell>
          <table:table-cell table:style-name="ce38" table:formula="of:=[.G19]" office:value-type="float" office:value="0.00584058776109037" calcext:value-type="float">
            <text:p>0.006</text:p>
          </table:table-cell>
          <table:table-cell table:style-name="ce18" table:formula="of:=[.H19]" office:value-type="float" office:value="0.945960256472248" calcext:value-type="float">
            <text:p>0.95</text:p>
          </table:table-cell>
          <table:table-cell table:style-name="ce23" table:formula="of:=[.E34]/[.H19]" office:value-type="float" office:value="3.83107660848046" calcext:value-type="float">
            <text:p>3.83</text:p>
          </table:table-cell>
          <table:table-cell table:style-name="ce29" table:formula="of:=[.J19]" office:value-type="float" office:value="0.115749049521378" calcext:value-type="float">
            <text:p>0.12</text:p>
          </table:table-cell>
          <table:table-cell table:style-name="ce23" table:formula="of:=((((([.$M$6]*[.J19])*[.$M$2])*[.B34])*([.F34]^3))/8)/1000" office:value-type="float" office:value="1.66131252784883" calcext:value-type="float">
            <text:p>1.66</text:p>
          </table:table-cell>
          <table:table-cell table:style-name="ce23" table:formula="of:=[.I34]+[.K34]" office:value-type="float" office:value="5.4923891363293" calcext:value-type="float">
            <text:p>5.49</text:p>
          </table:table-cell>
          <table:table-cell table:style-name="ce23" table:formula="of:=([.L34]*1000)/[.$I$10]" office:value-type="float" office:value="20.9793811303448" calcext:value-type="float">
            <text:p>20.98</text:p>
          </table:table-cell>
          <table:table-cell table:number-columns-repeated="4"/>
          <table:table-cell table:style-name="ce66" table:formula="of:=[.L34]*[.$I$4]" office:value-type="float" office:value="43.9391130906344" calcext:value-type="float">
            <text:p>43.94</text:p>
          </table:table-cell>
          <table:table-cell table:style-name="ce66" table:formula="of:=[.M34]*[.$I$4]" office:value-type="float" office:value="167.835049042758" calcext:value-type="float">
            <text:p>167.84</text:p>
          </table:table-cell>
          <table:table-cell table:number-columns-repeated="235"/>
        </table:table-row>
        <table:table-row table:style-name="ro3">
          <table:table-cell table:style-name="ce18" table:formula="of:=[.A20]*0.0254" office:value-type="float" office:value="1.4224" calcext:value-type="float">
            <text:p>1.42</text:p>
          </table:table-cell>
          <table:table-cell table:style-name="ce23" table:formula="of:=[.B20]*0.00064516" office:value-type="float" office:value="1.58903465444975" calcext:value-type="float">
            <text:p>1.59</text:p>
          </table:table-cell>
          <table:table-cell table:style-name="ce18" table:formula="of:=SQRT(((([.$I$7]/[.B35])*1)/(2*[.$M$2])))" office:value-type="float" office:value="9.70561318867381" calcext:value-type="float">
            <text:p>9.71</text:p>
          </table:table-cell>
          <table:table-cell table:style-name="ce29" table:formula="of:=[.C35]*[.B35]" office:value-type="float" office:value="15.4225556994873" calcext:value-type="float">
            <text:p>15.42</text:p>
          </table:table-cell>
          <table:table-cell table:style-name="ce23" table:formula="of:=([.$I$7]*[.C35])/1000" office:value-type="float" office:value="3.5593311002101" calcext:value-type="float">
            <text:p>3.56</text:p>
          </table:table-cell>
          <table:table-cell table:style-name="ce36" table:formula="of:=([.A35]/2)*[.$I$10]" office:value-type="float" office:value="186.191724602755" calcext:value-type="float">
            <text:p>186</text:p>
          </table:table-cell>
          <table:table-cell table:style-name="ce38" table:formula="of:=[.G20]" office:value-type="float" office:value="0.00543444507795088" calcext:value-type="float">
            <text:p>0.005</text:p>
          </table:table-cell>
          <table:table-cell table:style-name="ce18" table:formula="of:=[.H20]" office:value-type="float" office:value="0.947873015251451" calcext:value-type="float">
            <text:p>0.95</text:p>
          </table:table-cell>
          <table:table-cell table:style-name="ce23" table:formula="of:=[.E35]/[.H20]" office:value-type="float" office:value="3.75507166354544" calcext:value-type="float">
            <text:p>3.76</text:p>
          </table:table-cell>
          <table:table-cell table:style-name="ce29" table:formula="of:=[.J20]" office:value-type="float" office:value="0.113682102208497" calcext:value-type="float">
            <text:p>0.11</text:p>
          </table:table-cell>
          <table:table-cell table:style-name="ce23" table:formula="of:=((((([.$M$6]*[.J20])*[.$M$2])*[.B35])*([.F35]^3))/8)/1000" office:value-type="float" office:value="1.78547054544135" calcext:value-type="float">
            <text:p>1.79</text:p>
          </table:table-cell>
          <table:table-cell table:style-name="ce23" table:formula="of:=[.I35]+[.K35]" office:value-type="float" office:value="5.54054220898679" calcext:value-type="float">
            <text:p>5.54</text:p>
          </table:table-cell>
          <table:table-cell table:style-name="ce23" table:formula="of:=([.L35]*1000)/[.$I$10]" office:value-type="float" office:value="21.1633123192689" calcext:value-type="float">
            <text:p>21.16</text:p>
          </table:table-cell>
          <table:table-cell table:number-columns-repeated="4"/>
          <table:table-cell table:style-name="ce66" table:formula="of:=[.L35]*[.$I$4]" office:value-type="float" office:value="44.3243376718943" calcext:value-type="float">
            <text:p>44.32</text:p>
          </table:table-cell>
          <table:table-cell table:style-name="ce66" table:formula="of:=[.M35]*[.$I$4]" office:value-type="float" office:value="169.306498554151" calcext:value-type="float">
            <text:p>169.31</text:p>
          </table:table-cell>
          <table:table-cell table:number-columns-repeated="235"/>
        </table:table-row>
        <table:table-row table:style-name="ro3">
          <table:table-cell table:style-name="ce18" table:formula="of:=[.A21]*0.0254" office:value-type="float" office:value="1.4478" calcext:value-type="float">
            <text:p>1.45</text:p>
          </table:table-cell>
          <table:table-cell table:style-name="ce23" table:formula="of:=[.B21]*0.00064516" office:value-type="float" office:value="1.64629259958777" calcext:value-type="float">
            <text:p>1.65</text:p>
          </table:table-cell>
          <table:table-cell table:style-name="ce18" table:formula="of:=SQRT(((([.$I$7]/[.B36])*1)/(2*[.$M$2])))" office:value-type="float" office:value="9.53533927308304" calcext:value-type="float">
            <text:p>9.54</text:p>
          </table:table-cell>
          <table:table-cell table:style-name="ce29" table:formula="of:=[.C36]*[.B36]" office:value-type="float" office:value="15.6979584798352" calcext:value-type="float">
            <text:p>15.70</text:p>
          </table:table-cell>
          <table:table-cell table:style-name="ce23" table:formula="of:=([.$I$7]*[.C36])/1000" office:value-type="float" office:value="3.49688669494326" calcext:value-type="float">
            <text:p>3.50</text:p>
          </table:table-cell>
          <table:table-cell table:style-name="ce36" table:formula="of:=([.A36]/2)*[.$I$10]" office:value-type="float" office:value="189.516576827804" calcext:value-type="float">
            <text:p>190</text:p>
          </table:table-cell>
          <table:table-cell table:style-name="ce38" table:formula="of:=[.G21]" office:value-type="float" office:value="0.00506299955649186" calcext:value-type="float">
            <text:p>0.005</text:p>
          </table:table-cell>
          <table:table-cell table:style-name="ce18" table:formula="of:=[.H21]" office:value-type="float" office:value="0.949685988251324" calcext:value-type="float">
            <text:p>0.95</text:p>
          </table:table-cell>
          <table:table-cell table:style-name="ce23" table:formula="of:=[.E36]/[.H21]" office:value-type="float" office:value="3.68215045625991" calcext:value-type="float">
            <text:p>3.68</text:p>
          </table:table-cell>
          <table:table-cell table:style-name="ce29" table:formula="of:=[.J21]" office:value-type="float" office:value="0.111687679362734" calcext:value-type="float">
            <text:p>0.11</text:p>
          </table:table-cell>
          <table:table-cell table:style-name="ce23" table:formula="of:=((((([.$M$6]*[.J21])*[.$M$2])*[.B36])*([.F36]^3))/8)/1000" office:value-type="float" office:value="1.91646108383688" calcext:value-type="float">
            <text:p>1.92</text:p>
          </table:table-cell>
          <table:table-cell table:style-name="ce23" table:formula="of:=[.I36]+[.K36]" office:value-type="float" office:value="5.59861154009679" calcext:value-type="float">
            <text:p>5.60</text:p>
          </table:table-cell>
          <table:table-cell table:style-name="ce23" table:formula="of:=([.L36]*1000)/[.$I$10]" office:value-type="float" office:value="21.3851208253856" calcext:value-type="float">
            <text:p>21.39</text:p>
          </table:table-cell>
          <table:table-cell table:number-columns-repeated="4"/>
          <table:table-cell table:style-name="ce66" table:formula="of:=[.L36]*[.$I$4]" office:value-type="float" office:value="44.7888923207743" calcext:value-type="float">
            <text:p>44.79</text:p>
          </table:table-cell>
          <table:table-cell table:style-name="ce66" table:formula="of:=[.M36]*[.$I$4]" office:value-type="float" office:value="171.080966603085" calcext:value-type="float">
            <text:p>171.08</text:p>
          </table:table-cell>
          <table:table-cell table:number-columns-repeated="235"/>
        </table:table-row>
        <table:table-row table:style-name="ro3">
          <table:table-cell table:style-name="ce18" table:formula="of:=[.A22]*0.0254" office:value-type="float" office:value="1.4732" calcext:value-type="float">
            <text:p>1.47</text:p>
          </table:table-cell>
          <table:table-cell table:style-name="ce23" table:formula="of:=[.B22]*0.00064516" office:value-type="float" office:value="1.70456395968398" calcext:value-type="float">
            <text:p>1.70</text:p>
          </table:table-cell>
          <table:table-cell table:style-name="ce18" table:formula="of:=SQRT(((([.$I$7]/[.B37])*1)/(2*[.$M$2])))" office:value-type="float" office:value="9.37093687182299" calcext:value-type="float">
            <text:p>9.37</text:p>
          </table:table-cell>
          <table:table-cell table:style-name="ce29" table:formula="of:=[.C37]*[.B37]" office:value-type="float" office:value="15.9733612601832" calcext:value-type="float">
            <text:p>15.97</text:p>
          </table:table-cell>
          <table:table-cell table:style-name="ce23" table:formula="of:=([.$I$7]*[.C37])/1000" office:value-type="float" office:value="3.43659554503044" calcext:value-type="float">
            <text:p>3.44</text:p>
          </table:table-cell>
          <table:table-cell table:style-name="ce36" table:formula="of:=([.A37]/2)*[.$I$10]" office:value-type="float" office:value="192.841429052853" calcext:value-type="float">
            <text:p>193</text:p>
          </table:table-cell>
          <table:table-cell table:style-name="ce38" table:formula="of:=[.G22]" office:value-type="float" office:value="0.00472275414415625" calcext:value-type="float">
            <text:p>0.005</text:p>
          </table:table-cell>
          <table:table-cell table:style-name="ce18" table:formula="of:=[.H22]" office:value-type="float" office:value="0.951405997570913" calcext:value-type="float">
            <text:p>0.95</text:p>
          </table:table-cell>
          <table:table-cell table:style-name="ce23" table:formula="of:=[.E37]/[.H22]" office:value-type="float" office:value="3.61212306187327" calcext:value-type="float">
            <text:p>3.61</text:p>
          </table:table-cell>
          <table:table-cell table:style-name="ce29" table:formula="of:=[.J22]" office:value-type="float" office:value="0.109762029718549" calcext:value-type="float">
            <text:p>0.11</text:p>
          </table:table-cell>
          <table:table-cell table:style-name="ce23" table:formula="of:=((((([.$M$6]*[.J22])*[.$M$2])*[.B37])*([.F37]^3))/8)/1000" office:value-type="float" office:value="2.05453032728925" calcext:value-type="float">
            <text:p>2.05</text:p>
          </table:table-cell>
          <table:table-cell table:style-name="ce23" table:formula="of:=[.I37]+[.K37]" office:value-type="float" office:value="5.66665338916252" calcext:value-type="float">
            <text:p>5.67</text:p>
          </table:table-cell>
          <table:table-cell table:style-name="ce23" table:formula="of:=([.L37]*1000)/[.$I$10]" office:value-type="float" office:value="21.6450215441678" calcext:value-type="float">
            <text:p>21.65</text:p>
          </table:table-cell>
          <table:table-cell table:number-columns-repeated="4"/>
          <table:table-cell table:style-name="ce66" table:formula="of:=[.L37]*[.$I$4]" office:value-type="float" office:value="45.3332271133002" calcext:value-type="float">
            <text:p>45.33</text:p>
          </table:table-cell>
          <table:table-cell table:style-name="ce66" table:formula="of:=[.M37]*[.$I$4]" office:value-type="float" office:value="173.160172353342" calcext:value-type="float">
            <text:p>173.16</text:p>
          </table:table-cell>
          <table:table-cell table:number-columns-repeated="235"/>
        </table:table-row>
        <table:table-row table:style-name="ro3">
          <table:table-cell table:style-name="ce19" table:formula="of:=[.A23]*0.0254" office:value-type="float" office:value="1.4986" calcext:value-type="float">
            <text:p>1.50</text:p>
          </table:table-cell>
          <table:table-cell table:style-name="ce24" table:formula="of:=[.B23]*0.00064516" office:value-type="float" office:value="1.76384873473839" calcext:value-type="float">
            <text:p>1.76</text:p>
          </table:table-cell>
          <table:table-cell table:style-name="ce19" table:formula="of:=SQRT(((([.$I$7]/[.B38])*1)/(2*[.$M$2])))" office:value-type="float" office:value="9.21210743331752" calcext:value-type="float">
            <text:p>9.21</text:p>
          </table:table-cell>
          <table:table-cell table:style-name="ce30" table:formula="of:=[.C38]*[.B38]" office:value-type="float" office:value="16.2487640405312" calcext:value-type="float">
            <text:p>16.25</text:p>
          </table:table-cell>
          <table:table-cell table:style-name="ce24" table:formula="of:=([.$I$7]*[.C38])/1000" office:value-type="float" office:value="3.37834816291128" calcext:value-type="float">
            <text:p>3.38</text:p>
          </table:table-cell>
          <table:table-cell table:style-name="ce37" table:formula="of:=([.A38]/2)*[.$I$10]" office:value-type="float" office:value="196.166281277903" calcext:value-type="float">
            <text:p>196</text:p>
          </table:table-cell>
          <table:table-cell table:style-name="ce40" table:formula="of:=[.G23]" office:value-type="float" office:value="0.00441061617140296" calcext:value-type="float">
            <text:p>0.004</text:p>
          </table:table-cell>
          <table:table-cell table:style-name="ce19" table:formula="of:=[.H23]" office:value-type="float" office:value="0.953039292108173" calcext:value-type="float">
            <text:p>0.95</text:p>
          </table:table-cell>
          <table:table-cell table:style-name="ce24" table:formula="of:=[.E38]/[.H23]" office:value-type="float" office:value="3.54481519375576" calcext:value-type="float">
            <text:p>3.54</text:p>
          </table:table-cell>
          <table:table-cell table:style-name="ce30" table:formula="of:=[.J23]" office:value-type="float" office:value="0.107901656333488" calcext:value-type="float">
            <text:p>0.11</text:p>
          </table:table-cell>
          <table:table-cell table:style-name="ce24" table:formula="of:=((((([.$M$6]*[.J23])*[.$M$2])*[.B38])*([.F38]^3))/8)/1000" office:value-type="float" office:value="2.19992881729574" calcext:value-type="float">
            <text:p>2.20</text:p>
          </table:table-cell>
          <table:table-cell table:style-name="ce24" table:formula="of:=[.I38]+[.K38]" office:value-type="float" office:value="5.7447440110515" calcext:value-type="float">
            <text:p>5.74</text:p>
          </table:table-cell>
          <table:table-cell table:style-name="ce24" table:formula="of:=([.L38]*1000)/[.$I$10]" office:value-type="float" office:value="21.9433057477538" calcext:value-type="float">
            <text:p>21.94</text:p>
          </table:table-cell>
          <table:table-cell table:number-columns-repeated="4"/>
          <table:table-cell table:style-name="ce66" table:formula="of:=[.L38]*[.$I$4]" office:value-type="float" office:value="45.957952088412" calcext:value-type="float">
            <text:p>45.96</text:p>
          </table:table-cell>
          <table:table-cell table:style-name="ce66" table:formula="of:=[.M38]*[.$I$4]" office:value-type="float" office:value="175.54644598203" calcext:value-type="float">
            <text:p>175.55</text:p>
          </table:table-cell>
          <table:table-cell table:number-columns-repeated="235"/>
        </table:table-row>
        <table:table-row table:style-name="ro3">
          <table:table-cell table:style-name="ce18" table:formula="of:=[.A24]*0.0254" office:value-type="float" office:value="1.524" calcext:value-type="float">
            <text:p>1.52</text:p>
          </table:table-cell>
          <table:table-cell table:style-name="ce23" table:formula="of:=[.B24]*0.00064516" office:value-type="float" office:value="1.82414692475099" calcext:value-type="float">
            <text:p>1.82</text:p>
          </table:table-cell>
          <table:table-cell table:style-name="ce18" table:formula="of:=SQRT(((([.$I$7]/[.B39])*1)/(2*[.$M$2])))" office:value-type="float" office:value="9.05857230942889" calcext:value-type="float">
            <text:p>9.06</text:p>
          </table:table-cell>
          <table:table-cell table:style-name="ce29" table:formula="of:=[.C39]*[.B39]" office:value-type="float" office:value="16.5241668208792" calcext:value-type="float">
            <text:p>16.52</text:p>
          </table:table-cell>
          <table:table-cell table:style-name="ce23" table:formula="of:=([.$I$7]*[.C39])/1000" office:value-type="float" office:value="3.32204236019609" calcext:value-type="float">
            <text:p>3.32</text:p>
          </table:table-cell>
          <table:table-cell table:style-name="ce36" table:formula="of:=([.A39]/2)*[.$I$10]" office:value-type="float" office:value="199.491133502952" calcext:value-type="float">
            <text:p>199</text:p>
          </table:table-cell>
          <table:table-cell table:style-name="ce38" table:formula="of:=[.G24]" office:value-type="float" office:value="0.00412384478250984" calcext:value-type="float">
            <text:p>0.004</text:p>
          </table:table-cell>
          <table:table-cell table:style-name="ce18" table:formula="of:=[.H24]" office:value-type="float" office:value="0.95459160439682" calcext:value-type="float">
            <text:p>0.95</text:p>
          </table:table-cell>
          <table:table-cell table:style-name="ce23" table:formula="of:=[.E39]/[.H24]" office:value-type="float" office:value="3.48006660114636" calcext:value-type="float">
            <text:p>3.48</text:p>
          </table:table-cell>
          <table:table-cell table:style-name="ce29" table:formula="of:=[.J24]" office:value-type="float" office:value="0.106103295394597" calcext:value-type="float">
            <text:p>0.11</text:p>
          </table:table-cell>
          <table:table-cell table:style-name="ce23" table:formula="of:=((((([.$M$6]*[.J24])*[.$M$2])*[.B39])*([.F39]^3))/8)/1000" office:value-type="float" office:value="2.35291145259705" calcext:value-type="float">
            <text:p>2.35</text:p>
          </table:table-cell>
          <table:table-cell table:style-name="ce23" table:formula="of:=[.I39]+[.K39]" office:value-type="float" office:value="5.83297805374341" calcext:value-type="float">
            <text:p>5.83</text:p>
          </table:table-cell>
          <table:table-cell table:style-name="ce23" table:formula="of:=([.L39]*1000)/[.$I$10]" office:value-type="float" office:value="22.2803349647954" calcext:value-type="float">
            <text:p>22.28</text:p>
          </table:table-cell>
          <table:table-cell table:number-columns-repeated="4"/>
          <table:table-cell table:style-name="ce66" table:formula="of:=[.L39]*[.$I$4]" office:value-type="float" office:value="46.6638244299473" calcext:value-type="float">
            <text:p>46.66</text:p>
          </table:table-cell>
          <table:table-cell table:style-name="ce66" table:formula="of:=[.M39]*[.$I$4]" office:value-type="float" office:value="178.242679718363" calcext:value-type="float">
            <text:p>178.24</text:p>
          </table:table-cell>
          <table:table-cell table:number-columns-repeated="235"/>
        </table:table-row>
        <table:table-row table:style-name="ro4">
          <table:table-cell table:style-name="ce18" table:formula="of:=[.A25]*0.0254" office:value-type="float" office:value="1.5494" calcext:value-type="float">
            <text:p>1.55</text:p>
          </table:table-cell>
          <table:table-cell table:style-name="ce23" table:formula="of:=[.B25]*0.00064516" office:value-type="float" office:value="1.88545852972179" calcext:value-type="float">
            <text:p>1.89</text:p>
          </table:table-cell>
          <table:table-cell table:style-name="ce18" table:formula="of:=SQRT(((([.$I$7]/[.B40])*1)/(2*[.$M$2])))" office:value-type="float" office:value="8.91007112402842" calcext:value-type="float">
            <text:p>8.91</text:p>
          </table:table-cell>
          <table:table-cell table:style-name="ce29" table:formula="of:=[.C40]*[.B40]" office:value-type="float" office:value="16.7995696012272" calcext:value-type="float">
            <text:p>16.80</text:p>
          </table:table-cell>
          <table:table-cell table:style-name="ce23" table:formula="of:=([.$I$7]*[.C40])/1000" office:value-type="float" office:value="3.26758264937321" calcext:value-type="float">
            <text:p>3.27</text:p>
          </table:table-cell>
          <table:table-cell table:style-name="ce36" table:formula="of:=([.A40]/2)*[.$I$10]" office:value-type="float" office:value="202.815985728001" calcext:value-type="float">
            <text:p>203</text:p>
          </table:table-cell>
          <table:table-cell table:style-name="ce38" table:formula="of:=[.G25]" office:value-type="float" office:value="0.00386000593111878" calcext:value-type="float">
            <text:p>0.004</text:p>
          </table:table-cell>
          <table:table-cell table:style-name="ce18" table:formula="of:=[.H25]" office:value-type="float" office:value="0.956068200975155" calcext:value-type="float">
            <text:p>0.96</text:p>
          </table:table-cell>
          <table:table-cell table:style-name="ce23" table:formula="of:=[.E40]/[.H25]" office:value-type="float" office:value="3.41772966200569" calcext:value-type="float">
            <text:p>3.42</text:p>
          </table:table-cell>
          <table:table-cell table:style-name="ce29" table:formula="of:=[.J25]" office:value-type="float" office:value="0.10436389710944" calcext:value-type="float">
            <text:p>0.10</text:p>
          </table:table-cell>
          <table:table-cell table:style-name="ce23" table:formula="of:=((((([.$M$6]*[.J25])*[.$M$2])*[.B40])*([.F40]^3))/8)/1000" office:value-type="float" office:value="2.5137374891773" calcext:value-type="float">
            <text:p>2.51</text:p>
          </table:table-cell>
          <table:table-cell table:style-name="ce23" table:formula="of:=[.I40]+[.K40]" office:value-type="float" office:value="5.93146715118299" calcext:value-type="float">
            <text:p>5.93</text:p>
          </table:table-cell>
          <table:table-cell table:style-name="ce23" table:formula="of:=([.L40]*1000)/[.$I$10]" office:value-type="float" office:value="22.6565356055514" calcext:value-type="float">
            <text:p>22.66</text:p>
          </table:table-cell>
          <table:table-cell table:number-columns-repeated="4"/>
          <table:table-cell table:style-name="ce66" table:formula="of:=[.L40]*[.$I$4]" office:value-type="float" office:value="47.4517372094639" calcext:value-type="float">
            <text:p>47.45</text:p>
          </table:table-cell>
          <table:table-cell table:style-name="ce66" table:formula="of:=[.M40]*[.$I$4]" office:value-type="float" office:value="181.252284844411" calcext:value-type="float">
            <text:p>181.25</text:p>
          </table:table-cell>
          <table:table-cell table:number-columns-repeated="5"/>
          <table:table-cell table:style-name="ce68" office:value-type="string" calcext:value-type="string">
            <text:p>Sources:</text:p>
          </table:table-cell>
          <table:table-cell table:number-columns-repeated="229"/>
        </table:table-row>
        <table:table-row table:style-name="ro6">
          <table:table-cell table:number-columns-repeated="24"/>
          <table:table-cell table:style-name="ce68" office:value-type="string" calcext:value-type="string">
            <text:p>http://en.wikipedia.org/wiki/Disk_loading</text:p>
          </table:table-cell>
          <table:table-cell table:number-columns-repeated="229"/>
        </table:table-row>
        <table:table-row table:style-name="ro7" table:number-rows-repeated="1048532">
          <table:table-cell table:number-columns-repeated="254"/>
        </table:table-row>
        <table:table-row table:style-name="ro7">
          <table:table-cell table:number-columns-repeated="254"/>
        </table:table-row>
      </table:table>
      <table:table table:name="Equations and Nomenclature" table:style-name="ta2">
        <office:forms form:automatic-focus="false" form:apply-design-mode="false"/>
        <table:table-column table:style-name="co18" table:default-cell-style-name="ce3"/>
        <table:table-column table:style-name="co20" table:default-cell-style-name="Default"/>
        <table:table-column table:style-name="co18" table:number-columns-repeated="3" table:default-cell-style-name="Default"/>
        <table:table-row table:style-name="ro4">
          <table:table-cell table:style-name="ce58" office:value-type="string" calcext:value-type="string" table:number-columns-spanned="5" table:number-rows-spanned="1">
            <text:p>Equations from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Helicopter Performance by Donald Layton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 table:number-columns-spanned="5" table:number-rows-spanned="1">
            <text:p>Induced Velcocity Eq 2-15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olidity Eq 2-37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Tip Loss Eq 3-1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ee also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<text:a xlink:href="http://en.wikipedia.org/wiki/Disk_loading" xlink:type="simple">http://en.wikipedia.org/wiki/Disk_loading</text:a>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Default Airfoil Properties from NACA 2412</text:p>
          </table:table-cell>
          <table:covered-table-cell table:number-columns-repeated="4"/>
        </table:table-row>
        <table:table-row table:style-name="ro4">
          <table:table-cell table:style-name="Default"/>
          <table:table-cell table:number-columns-repeated="4"/>
        </table:table-row>
        <table:table-row table:style-name="ro4">
          <table:table-cell table:style-name="Default" office:value-type="string" calcext:value-type="string">
            <text:p>Abbreviation</text:p>
          </table:table-cell>
          <table:table-cell table:number-columns-repeated="4"/>
        </table:table-row>
        <table:table-row table:style-name="ro4">
          <table:table-cell table:style-name="Default" office:value-type="string" calcext:value-type="string">
            <text:p>DL</text:p>
          </table:table-cell>
          <table:table-cell office:value-type="string" calcext:value-type="string">
            <text:p>Disc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PL</text:p>
          </table:table-cell>
          <table:table-cell office:value-type="string" calcext:value-type="string">
            <text:p>Power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FM</text:p>
          </table:table-cell>
          <table:table-cell office:value-type="string" calcext:value-type="string">
            <text:p>Figure of Merit</text:p>
          </table:table-cell>
          <table:table-cell table:number-columns-repeated="3"/>
        </table:table-row>
      </table:table>
      <table:table table:name="Power Curve Data" table:style-name="ta2">
        <table:shapes>
          <draw:frame draw:z-index="0" draw:style-name="gr1" draw:text-style-name="P1" svg:width="616.34pt" svg:height="381.77pt" svg:x="524.75pt" svg:y="4.08pt">
            <draw:object draw:notify-on-update-of-ranges="'Power Curve Data'.A2:'Power Curve Data'.A10 'Power Curve Data'.B1:'Power Curve Data'.B1 'Power Curve Data'.B2:'Power Curve Data'.B10 'Power Curve Data'.A2:'Power Curve Data'.A10 'Power Curve Data'.D1:'Power Curve Data'.D1 'Power Curve Data'.D2:'Power Curve Data'.D10 'Power Curve Data'.A2:'Power Curve Data'.A10 'Power Curve Data'.E1:'Power Curve Data'.E1 'Power Curve Data'.E2:'Power Curve Data'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8" table:default-cell-style-name="ce70"/>
        <table:table-column table:style-name="co23" table:default-cell-style-name="ce25"/>
        <table:table-column table:style-name="co18" table:default-cell-style-name="Default"/>
        <table:table-column table:style-name="co24" table:number-columns-repeated="2" table:default-cell-style-name="Default"/>
        <table:table-row table:style-name="ro4">
          <table:table-cell office:value-type="string" calcext:value-type="string">
            <text:p>Engine RPM</text:p>
          </table:table-cell>
          <table:table-cell table:style-name="ce70" office:value-type="string" calcext:value-type="string">
            <text:p>Engine Power (Hp)</text:p>
          </table:table-cell>
          <table:table-cell table:style-name="ce70" office:value-type="string" calcext:value-type="string">
            <text:p>Prop RPM</text:p>
          </table:table-cell>
          <table:table-cell table:style-name="ce70" office:value-type="string" calcext:value-type="string">
            <text:p>Req. Power (Hp) 36”</text:p>
          </table:table-cell>
          <table:table-cell table:style-name="ce70" office:value-type="string" calcext:value-type="string">
            <text:p>Req. Power (Hp) 40”</text:p>
          </table:table-cell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A2]*1.1" office:value-type="float" office:value="2200" calcext:value-type="float">
            <text:p>2200</text:p>
          </table:table-cell>
          <table:table-cell office:value-type="float" office:value="24.09" calcext:value-type="float">
            <text:p>24.09</text:p>
          </table:table-cell>
          <table:table-cell office:value-type="float" office:value="21.75" calcext:value-type="float">
            <text:p>21.75</text:p>
          </table:table-cell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A3]*1.1" office:value-type="float" office:value="2420" calcext:value-type="float">
            <text:p>2420</text:p>
          </table:table-cell>
          <table:table-cell office:value-type="float" office:value="24.12" calcext:value-type="float">
            <text:p>24.12</text:p>
          </table:table-cell>
          <table:table-cell office:value-type="float" office:value="22.05" calcext:value-type="float">
            <text:p>22.05</text:p>
          </table:table-cell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A4]*1.1" office:value-type="float" office:value="2640" calcext:value-type="float">
            <text:p>2640</text:p>
          </table:table-cell>
          <table:table-cell office:value-type="float" office:value="24.27" calcext:value-type="float">
            <text:p>24.27</text:p>
          </table:table-cell>
          <table:table-cell office:value-type="float" office:value="22.49" calcext:value-type="float">
            <text:p>22.49</text:p>
          </table:table-cell>
        </table:table-row>
        <table:table-row table:style-name="ro4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A5]*1.1" office:value-type="float" office:value="2860" calcext:value-type="float">
            <text:p>2860</text:p>
          </table:table-cell>
          <table:table-cell office:value-type="float" office:value="24.54" calcext:value-type="float">
            <text:p>24.54</text:p>
          </table:table-cell>
          <table:table-cell office:value-type="float" office:value="23.06" calcext:value-type="float">
            <text:p>23.06</text:p>
          </table:table-cell>
        </table:table-row>
        <table:table-row table:style-name="ro4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[.A6]*1.1" office:value-type="float" office:value="3080" calcext:value-type="float">
            <text:p>3080</text:p>
          </table:table-cell>
          <table:table-cell office:value-type="float" office:value="24.91" calcext:value-type="float">
            <text:p>24.91</text:p>
          </table:table-cell>
          <table:table-cell office:value-type="float" office:value="23.78" calcext:value-type="float">
            <text:p>23.78</text:p>
          </table:table-cell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[.A7]*1.1" office:value-type="float" office:value="3300" calcext:value-type="float">
            <text:p>3300</text:p>
          </table:table-cell>
          <table:table-cell office:value-type="float" office:value="25.41" calcext:value-type="float">
            <text:p>25.41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4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[.A8]*1.1" office:value-type="float" office:value="3520" calcext:value-type="float">
            <text:p>3520</text:p>
          </table:table-cell>
          <table:table-cell office:value-type="float" office:value="26.01" calcext:value-type="float">
            <text:p>26.01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4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[.A9]*1.1" office:value-type="float" office:value="3740" calcext:value-type="float">
            <text:p>3740</text:p>
          </table:table-cell>
          <table:table-cell office:value-type="float" office:value="26.72" calcext:value-type="float">
            <text:p>26.72</text:p>
          </table:table-cell>
          <table:table-cell office:value-type="float" office:value="26.83" calcext:value-type="float">
            <text:p>26.83</text:p>
          </table:table-cell>
        </table:table-row>
        <table:table-row table:style-name="ro4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[.A10]*1.1" office:value-type="float" office:value="3960" calcext:value-type="float">
            <text:p>3960</text:p>
          </table:table-cell>
          <table:table-cell office:value-type="float" office:value="27.54" calcext:value-type="float">
            <text:p>27.54</text:p>
          </table:table-cell>
          <table:table-cell office:value-type="float" office:value="28.17" calcext:value-type="float">
            <text:p>28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3" number:min-integer-digits="1" number:grouping="true"/>
    </number:number-style>
    <number:number-style style:name="N136">
      <number:number number:decimal-places="4" number:min-integer-digits="1" number:grouping="true"/>
    </number:number-style>
    <number:percentage-style style:name="N137">
      <number:number number:decimal-places="1" number:min-integer-digits="1"/>
      <number:text>%</number:text>
    </number:percentage-style>
    <number:number-style style:name="N138">
      <number:number number:decimal-places="1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6:16:43.4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ing" style:display-name="PageStyle_Lo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vercraft_20_Propellers" style:display-name="PageStyle_Hovercraft Propell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date>2016-01-08T16:27:58.678000000</dc:date>
    <meta:editing-duration>PT5H19M5S</meta:editing-duration>
    <meta:editing-cycles>26</meta:editing-cycles>
    <dc:title>Rotor Disc Power Required Calculator</dc:title>
    <dc:creator>Peter McCloud</dc:creator>
    <meta:document-statistic meta:table-count="3" meta:cell-count="5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000" chart:maximum="3600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44cm" svg:height="13.469cm" xlink:href=".." xlink:type="simple" chart:class="chart:scatter" chart:style-name="ch1">
        <chart:legend svg:x="3.635cm" svg:y="0.688cm" style:legend-expansion="custom" chartooo:width="7.117cm" chartooo:height="2.42cm" style:legend-expansion-aspect-ratio="2.94090909090909" chart:style-name="ch2"/>
        <chart:plot-area chart:style-name="ch3" table:cell-range-address="'Power Curve Data'.A2:'Power Curve Data'.B10 'Power Curve Data'.B1:'Power Curve Data'.B1 'Power Curve Data'.D1:'Power Curve Data'.E10" chart:data-source-has-labels="row" svg:x="2.568cm" svg:y="0.238cm" svg:width="18.655cm" svg:height="11.338cm">
          <chartooo:coordinate-region svg:x="3.285cm" svg:y="0.472cm" svg:width="17.471cm" svg:height="10.388cm"/>
          <chart:axis chart:dimension="x" chart:name="primary-x" chart:style-name="ch4">
            <chart:title svg:x="9.403cm" svg:y="11.846cm" chart:style-name="ch5">
              <text:p>Engine Speed (RPM)</text:p>
            </chart:title>
          </chart:axis>
          <chart:axis chart:dimension="y" chart:name="primary-y" chart:style-name="ch6">
            <chart:title svg:x="1.287cm" svg:y="7.298cm" chart:style-name="ch7">
              <text:p>Power (Hp)</text:p>
            </chart:title>
            <chart:grid chart:style-name="ch8" chart:class="major"/>
          </chart:axis>
          <chart:series chart:style-name="ch9" chart:values-cell-range-address="'Power Curve Data'.B2:'Power Curve Data'.B10" chart:label-cell-address="'Power Curve Data'.B1:'Power Curve Data'.B1" chart:class="chart:scatter">
            <chart:domain table:cell-range-address="'Power Curve Data'.A2:'Power Curve Data'.A10"/>
            <chart:data-point chart:repeated="9"/>
          </chart:series>
          <chart:series chart:style-name="ch10" chart:values-cell-range-address="'Power Curve Data'.D2:'Power Curve Data'.D10" chart:label-cell-address="'Power Curve Data'.D1:'Power Curve Data'.D1" chart:class="chart:scatter">
            <chart:data-point chart:repeated="9"/>
          </chart:series>
          <chart:series chart:style-name="ch11" chart:values-cell-range-address="'Power Curve Data'.E2:'Power Curve Data'.E10" chart:label-cell-address="'Power Curve Data'.E1:'Power Curve Data'.E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gine Power (Hp)</text:p>
                <draw:g>
                  <svg:desc>'Power Curve Data'.B1:'Power Curve Data'.B1</svg:desc>
                </draw:g>
              </table:table-cell>
              <table:table-cell office:value-type="string">
                <text:p>Req. Power (Hp) 36”</text:p>
                <draw:g>
                  <svg:desc>'Power Curve Data'.D1:'Power Curve Data'.D1</svg:desc>
                </draw:g>
              </table:table-cell>
              <table:table-cell office:value-type="string">
                <text:p>Req. Power (Hp) 40”</text:p>
                <draw:g>
                  <svg:desc>'Power Curve Data'.E1:'Power Curve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ower Curve Data'.A2:'Power Curve Data'.A10</svg:desc>
                </draw:g>
              </table:table-cell>
              <table:table-cell office:value-type="float" office:value="16.5">
                <text:p>16.5</text:p>
                <draw:g>
                  <svg:desc>'Power Curve Data'.B2:'Power Curve Data'.B10</svg:desc>
                </draw:g>
              </table:table-cell>
              <table:table-cell office:value-type="float" office:value="24.09">
                <text:p>24.09</text:p>
                <draw:g>
                  <svg:desc>'Power Curve Data'.D2:'Power Curve Data'.D10</svg:desc>
                </draw:g>
              </table:table-cell>
              <table:table-cell office:value-type="float" office:value="21.75">
                <text:p>21.75</text:p>
                <draw:g>
                  <svg:desc>'Power Curve Data'.E2:'Power Curve Data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8.75">
                <text:p>18.75</text:p>
              </table:table-cell>
              <table:table-cell office:value-type="float" office:value="24.12">
                <text:p>24.12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21">
                <text:p>21</text:p>
              </table:table-cell>
              <table:table-cell office:value-type="float" office:value="24.27">
                <text:p>24.27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3">
                <text:p>23</text:p>
              </table:table-cell>
              <table:table-cell office:value-type="float" office:value="24.54">
                <text:p>24.54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4.75">
                <text:p>24.75</text:p>
              </table:table-cell>
              <table:table-cell office:value-type="float" office:value="24.91">
                <text:p>24.91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6.5">
                <text:p>26.5</text:p>
              </table:table-cell>
              <table:table-cell office:value-type="float" office:value="25.41">
                <text:p>25.41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8">
                <text:p>28</text:p>
              </table:table-cell>
              <table:table-cell office:value-type="float" office:value="26.01">
                <text:p>26.01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9">
                <text:p>29</text:p>
              </table:table-cell>
              <table:table-cell office:value-type="float" office:value="26.72">
                <text:p>26.72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30">
                <text:p>30</text:p>
              </table:table-cell>
              <table:table-cell office:value-type="float" office:value="27.54">
                <text:p>27.54</text:p>
              </table:table-cell>
              <table:table-cell office:value-type="float" office:value="28.17">
                <text:p>28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